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2in"/>
    </style:style>
    <style:style style:name="co3" style:family="table-column">
      <style:table-column-properties fo:break-before="auto" style:column-width="2.3508in"/>
    </style:style>
    <style:style style:name="co4" style:family="table-column">
      <style:table-column-properties fo:break-before="auto" style:column-width="1.784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uden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1" table:default-cell-style-name="ce5"/>
        <table:table-row table:style-name="ro1">
          <table:table-cell table:style-name="ce1" office:value-type="string">
            <text:p>S.No.</text:p>
          </table:table-cell>
          <table:table-cell table:style-name="ce1" office:value-type="string">
            <text:p>Student Name</text:p>
          </table:table-cell>
          <table:table-cell table:style-name="ce1" office:value-type="string">
            <text:p>Father Name</text:p>
          </table:table-cell>
          <table:table-cell table:style-name="ce1" office:value-type="string">
            <text:p>Mother Nam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Admission / SR No.</text:p>
          </table:table-cell>
          <table:table-cell table:style-name="ce1" office:value-type="string">
            <text:p>Cas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DOB</text:p>
          </table:table-cell>
          <table:table-cell table:style-name="ce1" office:value-type="string">
            <text:p>Is RTE Student</text:p>
          </table:table-cell>
          <table:table-cell table:style-name="ce1" office:value-type="string">
            <text:p>Ac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a xlink:href="javascript:__doPostBack('ctl00$ContentPlaceHolder1$grdStudent_Details$ctl02$lnk_Student','')" xlink:type="simple">AARVIK SHARMA</text:a></text:p>
          </table:table-cell>
          <table:table-cell office:value-type="string">
            <text:p>DHARMENDRA SHARMA</text:p>
          </table:table-cell>
          <table:table-cell office:value-type="string">
            <text:p>REKH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72">
            <text:p>472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7/07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a xlink:href="javascript:__doPostBack('ctl00$ContentPlaceHolder1$grdStudent_Details$ctl03$lnk_Student','')" xlink:type="simple">AAYUSH KUMAR DHUDIYA</text:a></text:p>
          </table:table-cell>
          <table:table-cell office:value-type="string">
            <text:p>BANWARI LAL RAIGAR</text:p>
          </table:table-cell>
          <table:table-cell office:value-type="string">
            <text:p>SUMAN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53R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3/09/201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javascript:__doPostBack('ctl00$ContentPlaceHolder1$grdStudent_Details$ctl04$lnk_Student','')" xlink:type="simple">AAYUSH MEENA</text:a></text:p>
          </table:table-cell>
          <table:table-cell office:value-type="string">
            <text:p>RAKESH MEENA</text:p>
          </table:table-cell>
          <table:table-cell office:value-type="string">
            <text:p>LALITA MEEN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28">
            <text:p>42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5/07/201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javascript:__doPostBack('ctl00$ContentPlaceHolder1$grdStudent_Details$ctl05$lnk_Student','')" xlink:type="simple">ANIRUDDH SHARMA</text:a></text:p>
          </table:table-cell>
          <table:table-cell office:value-type="string">
            <text:p>MUKESH KUMAR SHARMA</text:p>
          </table:table-cell>
          <table:table-cell office:value-type="string">
            <text:p>MEER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7">
            <text:p>44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8/09/201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javascript:__doPostBack('ctl00$ContentPlaceHolder1$grdStudent_Details$ctl06$lnk_Student','')" xlink:type="simple">ANKUSH MEENA</text:a></text:p>
          </table:table-cell>
          <table:table-cell office:value-type="string">
            <text:p>RAM KHILADI MEENA</text:p>
          </table:table-cell>
          <table:table-cell office:value-type="string">
            <text:p>KOM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0">
            <text:p>440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6/07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javascript:__doPostBack('ctl00$ContentPlaceHolder1$grdStudent_Details$ctl07$lnk_Student','')" xlink:type="simple">BHAWANA MEENA</text:a></text:p>
          </table:table-cell>
          <table:table-cell office:value-type="string">
            <text:p>CHHOTE LAL MEENA</text:p>
          </table:table-cell>
          <table:table-cell office:value-type="string">
            <text:p>CHANDRA KAN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5">
            <text:p>445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5/07/201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javascript:__doPostBack('ctl00$ContentPlaceHolder1$grdStudent_Details$ctl08$lnk_Student','')" xlink:type="simple">BHAWESH SHARMA</text:a></text:p>
          </table:table-cell>
          <table:table-cell office:value-type="string">
            <text:p>PAWAN KUMAR SHARMA</text:p>
          </table:table-cell>
          <table:table-cell office:value-type="string">
            <text:p>MAM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41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2/201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a xlink:href="javascript:__doPostBack('ctl00$ContentPlaceHolder1$grdStudent_Details$ctl09$lnk_Student','')" xlink:type="simple">GAJAL VERMA</text:a></text:p>
          </table:table-cell>
          <table:table-cell office:value-type="string">
            <text:p>VINOD VERMA</text:p>
          </table:table-cell>
          <table:table-cell office:value-type="string">
            <text:p>HFKHFKHGF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4">
            <text:p>464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30/04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a xlink:href="javascript:__doPostBack('ctl00$ContentPlaceHolder1$grdStudent_Details$ctl10$lnk_Student','')" xlink:type="simple">HARSH SHARMA</text:a></text:p>
          </table:table-cell>
          <table:table-cell office:value-type="string">
            <text:p>BABLU SHARMA</text:p>
          </table:table-cell>
          <table:table-cell office:value-type="string">
            <text:p>MAM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62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6/07/201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a xlink:href="javascript:__doPostBack('ctl00$ContentPlaceHolder1$grdStudent_Details$ctl11$lnk_Student','')" xlink:type="simple">HARSHIT MAHAWAR</text:a></text:p>
          </table:table-cell>
          <table:table-cell office:value-type="string">
            <text:p>DHARAM SINGH</text:p>
          </table:table-cell>
          <table:table-cell office:value-type="string">
            <text:p>SEEMA MAHAWAR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3">
            <text:p>463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15-07-01">
            <text:p>07/01/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a xlink:href="javascript:__doPostBack('ctl00$ContentPlaceHolder1$grdStudent_Details$ctl12$lnk_Student','')" xlink:type="simple">HASNEN KHAN</text:a></text:p>
          </table:table-cell>
          <table:table-cell office:value-type="string">
            <text:p>ASLAM KHAN</text:p>
          </table:table-cell>
          <table:table-cell office:value-type="string">
            <text:p>HASINA BEGAM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31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3/04/201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a xlink:href="javascript:__doPostBack('ctl00$ContentPlaceHolder1$grdStudent_Details$ctl13$lnk_Student','')" xlink:type="simple">HIMANSHU MEENA</text:a></text:p>
          </table:table-cell>
          <table:table-cell office:value-type="string">
            <text:p>KALU RAM MEENA</text:p>
          </table:table-cell>
          <table:table-cell office:value-type="string">
            <text:p>KAMAL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39">
            <text:p>439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4/01/201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javascript:__doPostBack('ctl00$ContentPlaceHolder1$grdStudent_Details$ctl14$lnk_Student','')" xlink:type="simple">KANAK SHARMA</text:a></text:p>
          </table:table-cell>
          <table:table-cell office:value-type="string">
            <text:p>PRAKASH CHAND SHARMA</text:p>
          </table:table-cell>
          <table:table-cell office:value-type="string">
            <text:p>MEER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2">
            <text:p>45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9/07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a xlink:href="javascript:__doPostBack('ctl00$ContentPlaceHolder1$grdStudent_Details$ctl15$lnk_Student','')" xlink:type="simple">KARTIK SHARMA</text:a></text:p>
          </table:table-cell>
          <table:table-cell office:value-type="string">
            <text:p>LALRAM SHARMA</text:p>
          </table:table-cell>
          <table:table-cell office:value-type="string">
            <text:p>POOJA SHARM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8">
            <text:p>45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3/12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a xlink:href="javascript:__doPostBack('ctl00$ContentPlaceHolder1$grdStudent_Details$ctl16$lnk_Student','')" xlink:type="simple">KAVYA SHARMA</text:a></text:p>
          </table:table-cell>
          <table:table-cell office:value-type="string">
            <text:p>RAM BABU SHARMA</text:p>
          </table:table-cell>
          <table:table-cell office:value-type="string">
            <text:p>KALPAN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4">
            <text:p>45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3/08/201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javascript:__doPostBack('ctl00$ContentPlaceHolder1$grdStudent_Details$ctl17$lnk_Student','')" xlink:type="simple">KRISHAN KUMAR MEENA</text:a></text:p>
          </table:table-cell>
          <table:table-cell office:value-type="string">
            <text:p>ASHOK KUMAR MEENA</text:p>
          </table:table-cell>
          <table:table-cell office:value-type="string">
            <text:p>BHOT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38">
            <text:p>43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14-01-01">
            <text:p>01/01/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a xlink:href="javascript:__doPostBack('ctl00$ContentPlaceHolder1$grdStudent_Details$ctl18$lnk_Student','')" xlink:type="simple">KUSHAL JAKHIWAL</text:a></text:p>
          </table:table-cell>
          <table:table-cell office:value-type="string">
            <text:p>RAMBABU MEENA</text:p>
          </table:table-cell>
          <table:table-cell office:value-type="string">
            <text:p>SUMAN MEEN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32R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6/09/2014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a xlink:href="javascript:__doPostBack('ctl00$ContentPlaceHolder1$grdStudent_Details$ctl19$lnk_Student','')" xlink:type="simple">LAKSHAY RAIGAR</text:a></text:p>
          </table:table-cell>
          <table:table-cell office:value-type="string">
            <text:p>GAJANAND RAIGAR</text:p>
          </table:table-cell>
          <table:table-cell office:value-type="string">
            <text:p>ASH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70R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6/08/2014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a xlink:href="javascript:__doPostBack('ctl00$ContentPlaceHolder1$grdStudent_Details$ctl20$lnk_Student','')" xlink:type="simple">MANAV RAIGAR</text:a></text:p>
          </table:table-cell>
          <table:table-cell office:value-type="string">
            <text:p>HAJARI LAL RAIGAR</text:p>
          </table:table-cell>
          <table:table-cell office:value-type="string">
            <text:p>SANGITA VE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1">
            <text:p>461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9/07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a xlink:href="javascript:__doPostBack('ctl00$ContentPlaceHolder1$grdStudent_Details$ctl21$lnk_Student','')" xlink:type="simple">MANISH MEENA</text:a></text:p>
          </table:table-cell>
          <table:table-cell office:value-type="string">
            <text:p>SHANKAR LAL MEENA</text:p>
          </table:table-cell>
          <table:table-cell office:value-type="string">
            <text:p>BHAG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36">
            <text:p>436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13-01-06">
            <text:p>01/06/13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javascript:__doPostBack('ctl00$ContentPlaceHolder1$grdStudent_Details$ctl22$lnk_Student','')" xlink:type="simple">MAYANK RAWAT</text:a></text:p>
          </table:table-cell>
          <table:table-cell office:value-type="string">
            <text:p>ANIL KUMAR RAWAT</text:p>
          </table:table-cell>
          <table:table-cell office:value-type="string">
            <text:p>KIRAN RAWAT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48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5-04-06">
            <text:p>04/06/1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a xlink:href="javascript:__doPostBack('ctl00$ContentPlaceHolder1$grdStudent_Details$ctl23$lnk_Student','')" xlink:type="simple">MOHAMMAD ASHIR KHAN</text:a></text:p>
          </table:table-cell>
          <table:table-cell office:value-type="string">
            <text:p>IMRAN KHAN</text:p>
          </table:table-cell>
          <table:table-cell office:value-type="string">
            <text:p>SABINA BEGAM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59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5-01-05">
            <text:p>01/05/15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javascript:__doPostBack('ctl00$ContentPlaceHolder1$grdStudent_Details$ctl24$lnk_Student','')" xlink:type="simple">MOHIT KUMHAR</text:a></text:p>
          </table:table-cell>
          <table:table-cell office:value-type="string">
            <text:p>RAM SWAROOP KUMHAR</text:p>
          </table:table-cell>
          <table:table-cell office:value-type="string">
            <text:p>NATH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2">
            <text:p>442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24/12/2013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<text:a xlink:href="javascript:__doPostBack('ctl00$ContentPlaceHolder1$grdStudent_Details$ctl25$lnk_Student','')" xlink:type="simple">NAKSH JALUTHARIA</text:a></text:p>
          </table:table-cell>
          <table:table-cell office:value-type="string">
            <text:p>GHANSHYAM JALUTHARIA</text:p>
          </table:table-cell>
          <table:table-cell office:value-type="string">
            <text:p>TULS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0">
            <text:p>460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6/10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a xlink:href="javascript:__doPostBack('ctl00$ContentPlaceHolder1$grdStudent_Details$ctl26$lnk_Student','')" xlink:type="simple">NANNU SHARMA</text:a></text:p>
          </table:table-cell>
          <table:table-cell office:value-type="string">
            <text:p>KAMLESH SHARMA</text:p>
          </table:table-cell>
          <table:table-cell office:value-type="string">
            <text:p>HANS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7">
            <text:p>46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5-12-03">
            <text:p>12/03/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a xlink:href="javascript:__doPostBack('ctl00$ContentPlaceHolder1$grdStudent_Details$ctl27$lnk_Student','')" xlink:type="simple">PAWAN KUMAR VERMA</text:a></text:p>
          </table:table-cell>
          <table:table-cell office:value-type="string">
            <text:p>GIRDHARI RAIGAR</text:p>
          </table:table-cell>
          <table:table-cell office:value-type="string">
            <text:p>SAMPAT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6">
            <text:p>456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8/01/201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a xlink:href="javascript:__doPostBack('ctl00$ContentPlaceHolder1$grdStudent_Details$ctl28$lnk_Student','')" xlink:type="simple">PRINCE DHULARAWJI</text:a></text:p>
          </table:table-cell>
          <table:table-cell office:value-type="string">
            <text:p>VISHAKA KUMHAR</text:p>
          </table:table-cell>
          <table:table-cell office:value-type="string">
            <text:p>KAUSHLY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76">
            <text:p>476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19/08/201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javascript:__doPostBack('ctl00$ContentPlaceHolder1$grdStudent_Details$ctl29$lnk_Student','')" xlink:type="simple">PRIYANSHI MEENA</text:a></text:p>
          </table:table-cell>
          <table:table-cell office:value-type="string">
            <text:p>RAMESH CHAND MEENA</text:p>
          </table:table-cell>
          <table:table-cell office:value-type="string">
            <text:p>GULAB DEVI MEEN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86">
            <text:p>486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3/10/2015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<text:a xlink:href="javascript:__doPostBack('ctl00$ContentPlaceHolder1$grdStudent_Details$ctl30$lnk_Student','')" xlink:type="simple">PRIYANSHU JALUTHARIYA</text:a></text:p>
          </table:table-cell>
          <table:table-cell office:value-type="string">
            <text:p>JITENDRA KUMAR JALUTHARIYA</text:p>
          </table:table-cell>
          <table:table-cell office:value-type="string">
            <text:p>RENUK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27">
            <text:p>427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8/11/2014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<text:a xlink:href="javascript:__doPostBack('ctl00$ContentPlaceHolder1$grdStudent_Details$ctl31$lnk_Student','')" xlink:type="simple">PRIYANSHU KUMAR JALUTHARIYA</text:a></text:p>
          </table:table-cell>
          <table:table-cell office:value-type="string">
            <text:p>JITENDRA KUMAR JALUTHARIA</text:p>
          </table:table-cell>
          <table:table-cell office:value-type="string">
            <text:p>RENUK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66R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8/11/2014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a xlink:href="javascript:__doPostBack('ctl00$ContentPlaceHolder1$grdStudent_Details$ctl32$lnk_Student','')" xlink:type="simple">RADHA PRAJAPAT</text:a></text:p>
          </table:table-cell>
          <table:table-cell office:value-type="string">
            <text:p>RAMESH KUMAR</text:p>
          </table:table-cell>
          <table:table-cell office:value-type="string">
            <text:p>LAD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64R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4" office:value-type="date" office:date-value="2015-10-09">
            <text:p>10/09/15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javascript:__doPostBack('ctl00$ContentPlaceHolder1$grdStudent_Details$ctl33$lnk_Student','')" xlink:type="simple">RAGHAV SHARMA</text:a></text:p>
          </table:table-cell>
          <table:table-cell office:value-type="string">
            <text:p>MANISH KUMAR SHARMA</text:p>
          </table:table-cell>
          <table:table-cell office:value-type="string">
            <text:p>RAKH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1">
            <text:p>45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8/05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a xlink:href="javascript:__doPostBack('ctl00$ContentPlaceHolder1$grdStudent_Details$ctl34$lnk_Student','')" xlink:type="simple">RAKSHITA MEENA</text:a></text:p>
          </table:table-cell>
          <table:table-cell office:value-type="string">
            <text:p>RAJA RAM MEENA</text:p>
          </table:table-cell>
          <table:table-cell office:value-type="string">
            <text:p>KRISHNA MEEN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29">
            <text:p>429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5/06/201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a xlink:href="javascript:__doPostBack('ctl00$ContentPlaceHolder1$grdStudent_Details$ctl35$lnk_Student','')" xlink:type="simple">RENUKA VERMA</text:a></text:p>
          </table:table-cell>
          <table:table-cell office:value-type="string">
            <text:p>GAJANAND VERMA</text:p>
          </table:table-cell>
          <table:table-cell office:value-type="string">
            <text:p>VIML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37R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4" office:value-type="date" office:date-value="2015-11-04">
            <text:p>11/04/15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javascript:__doPostBack('ctl00$ContentPlaceHolder1$grdStudent_Details$ctl36$lnk_Student','')" xlink:type="simple">RESHU SHARMA</text:a></text:p>
          </table:table-cell>
          <table:table-cell office:value-type="string">
            <text:p>PAWAN KUMAR SHARMA</text:p>
          </table:table-cell>
          <table:table-cell office:value-type="string">
            <text:p>MAM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7">
            <text:p>45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30/06/201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a xlink:href="javascript:__doPostBack('ctl00$ContentPlaceHolder1$grdStudent_Details$ctl37$lnk_Student','')" xlink:type="simple">RITIKA DHUDIYA</text:a></text:p>
          </table:table-cell>
          <table:table-cell office:value-type="string">
            <text:p>GOURI SHANKAR RAIGAR</text:p>
          </table:table-cell>
          <table:table-cell office:value-type="string">
            <text:p>MAM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5">
            <text:p>465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4" office:value-type="date" office:date-value="2014-06-12">
            <text:p>06/12/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a xlink:href="javascript:__doPostBack('ctl00$ContentPlaceHolder1$grdStudent_Details$ctl38$lnk_Student','')" xlink:type="simple">SARITA MEENA</text:a></text:p>
          </table:table-cell>
          <table:table-cell office:value-type="string">
            <text:p>KELI CHAND MEENA</text:p>
          </table:table-cell>
          <table:table-cell office:value-type="string">
            <text:p>CMFYJ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84">
            <text:p>484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6/06/201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a xlink:href="javascript:__doPostBack('ctl00$ContentPlaceHolder1$grdStudent_Details$ctl39$lnk_Student','')" xlink:type="simple">SHIVANI RAIGAR</text:a></text:p>
          </table:table-cell>
          <table:table-cell office:value-type="string">
            <text:p>BANWARI LAL RAIGAR</text:p>
          </table:table-cell>
          <table:table-cell office:value-type="string">
            <text:p>HHJGLKJH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77">
            <text:p>477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4" office:value-type="date" office:date-value="2019-06-07">
            <text:p>06/07/1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a xlink:href="javascript:__doPostBack('ctl00$ContentPlaceHolder1$grdStudent_Details$ctl40$lnk_Student','')" xlink:type="simple">SHIVANI SHARMA</text:a></text:p>
          </table:table-cell>
          <table:table-cell office:value-type="string">
            <text:p>RAJ KUMAR SHARMA</text:p>
          </table:table-cell>
          <table:table-cell office:value-type="string">
            <text:p>MEER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30">
            <text:p>43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6/07/201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<text:a xlink:href="javascript:__doPostBack('ctl00$ContentPlaceHolder1$grdStudent_Details$ctl41$lnk_Student','')" xlink:type="simple">SURAJ KUMAR GURJAR</text:a></text:p>
          </table:table-cell>
          <table:table-cell office:value-type="string">
            <text:p>KRISHAN KUMAR GURJAR</text:p>
          </table:table-cell>
          <table:table-cell office:value-type="string">
            <text:p>GUDD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5">
            <text:p>455</text:p>
          </table:table-cell>
          <table:table-cell office:value-type="string">
            <text:p>SBC</text:p>
          </table:table-cell>
          <table:table-cell office:value-type="string">
            <text:p>Boy</text:p>
          </table:table-cell>
          <table:table-cell table:style-name="ce4" office:value-type="date" office:date-value="2014-01-01">
            <text:p>01/01/1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<text:a xlink:href="javascript:__doPostBack('ctl00$ContentPlaceHolder1$grdStudent_Details$ctl42$lnk_Student','')" xlink:type="simple">TANISHK SHARMA</text:a></text:p>
          </table:table-cell>
          <table:table-cell office:value-type="string">
            <text:p>JITENDRA PRASAD SHARMA</text:p>
          </table:table-cell>
          <table:table-cell office:value-type="string">
            <text:p>SEEM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9">
            <text:p>44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1/12/201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<text:a xlink:href="javascript:__doPostBack('ctl00$ContentPlaceHolder1$grdStudent_Details$ctl43$lnk_Student','')" xlink:type="simple">TANISHKA SHARMA</text:a></text:p>
          </table:table-cell>
          <table:table-cell office:value-type="string">
            <text:p>RAJESH KUMAR SHARMA</text:p>
          </table:table-cell>
          <table:table-cell office:value-type="string">
            <text:p>ASH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24">
            <text:p>42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6-07-07">
            <text:p>07/07/1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<text:a xlink:href="javascript:__doPostBack('ctl00$ContentPlaceHolder1$grdStudent_Details$ctl44$lnk_Student','')" xlink:type="simple">TARUN SHARMA</text:a></text:p>
          </table:table-cell>
          <table:table-cell office:value-type="string">
            <text:p>RAJESH KUMAR SHARMA</text:p>
          </table:table-cell>
          <table:table-cell office:value-type="string">
            <text:p>ASH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23">
            <text:p>42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9/07/2017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a xlink:href="javascript:__doPostBack('ctl00$ContentPlaceHolder1$grdStudent_Details$ctl45$lnk_Student','')" xlink:type="simple">UMERA BANO</text:a></text:p>
          </table:table-cell>
          <table:table-cell office:value-type="string">
            <text:p>GFJKG</text:p>
          </table:table-cell>
          <table:table-cell office:value-type="string">
            <text:p>RESHMA BEGAM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85">
            <text:p>48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6-11-04">
            <text:p>11/04/1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a xlink:href="javascript:__doPostBack('ctl00$ContentPlaceHolder1$grdStudent_Details$ctl46$lnk_Student','')" xlink:type="simple">AARUL MEENA</text:a></text:p>
          </table:table-cell>
          <table:table-cell office:value-type="string">
            <text:p>SHANKAR LAL MEENA</text:p>
          </table:table-cell>
          <table:table-cell office:value-type="string">
            <text:p>BHAG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3">
            <text:p>393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14-01-06">
            <text:p>01/06/1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<text:a xlink:href="javascript:__doPostBack('ctl00$ContentPlaceHolder1$grdStudent_Details$ctl47$lnk_Student','')" xlink:type="simple">AAYUSH SHARMA</text:a></text:p>
          </table:table-cell>
          <table:table-cell office:value-type="string">
            <text:p>SUBHASH CHAND SHARMA</text:p>
          </table:table-cell>
          <table:table-cell office:value-type="string">
            <text:p>MAMT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4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3/11/20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a xlink:href="javascript:__doPostBack('ctl00$ContentPlaceHolder1$grdStudent_Details$ctl48$lnk_Student','')" xlink:type="simple">ABDUL RAHMAN</text:a></text:p>
          </table:table-cell>
          <table:table-cell office:value-type="string">
            <text:p>RAMJAN KHAN</text:p>
          </table:table-cell>
          <table:table-cell office:value-type="string">
            <text:p>SALMA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38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6/05/20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a xlink:href="javascript:__doPostBack('ctl00$ContentPlaceHolder1$grdStudent_Details$ctl49$lnk_Student','')" xlink:type="simple">ALIYA BANO</text:a></text:p>
          </table:table-cell>
          <table:table-cell office:value-type="string">
            <text:p>IMRAN KHAN</text:p>
          </table:table-cell>
          <table:table-cell office:value-type="string">
            <text:p>SABINA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9R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3/06/20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a xlink:href="javascript:__doPostBack('ctl00$ContentPlaceHolder1$grdStudent_Details$ctl50$lnk_Student','')" xlink:type="simple">ALIYA BANO</text:a></text:p>
          </table:table-cell>
          <table:table-cell office:value-type="string">
            <text:p>SHAHJAD KHAN</text:p>
          </table:table-cell>
          <table:table-cell office:value-type="string">
            <text:p>MOBINA BEGU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89">
            <text:p>289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8/05/2011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<text:a xlink:href="javascript:__doPostBack('ctl00$ContentPlaceHolder1$grdStudent_Details$ctl51$lnk_Student','')" xlink:type="simple">ANAYU SHARMA</text:a></text:p>
          </table:table-cell>
          <table:table-cell office:value-type="string">
            <text:p>GOURI SHANKAR SHARMA</text:p>
          </table:table-cell>
          <table:table-cell office:value-type="string">
            <text:p>KAVIT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85">
            <text:p>28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3-04-07">
            <text:p>04/07/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a xlink:href="javascript:__doPostBack('ctl00$ContentPlaceHolder1$grdStudent_Details$ctl52$lnk_Student','')" xlink:type="simple">ANKU PRAJAPAT</text:a></text:p>
          </table:table-cell>
          <table:table-cell office:value-type="string">
            <text:p>RAJESH PRAJAPAT</text:p>
          </table:table-cell>
          <table:table-cell office:value-type="string">
            <text:p>HANS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1">
            <text:p>391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13/03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a xlink:href="javascript:__doPostBack('ctl00$ContentPlaceHolder1$grdStudent_Details$ctl53$lnk_Student','')" xlink:type="simple">ASEER KHAN</text:a></text:p>
          </table:table-cell>
          <table:table-cell office:value-type="string">
            <text:p>IMRAN KHAN</text:p>
          </table:table-cell>
          <table:table-cell office:value-type="string">
            <text:p>SANNO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6">
            <text:p>39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5/07/20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a xlink:href="javascript:__doPostBack('ctl00$ContentPlaceHolder1$grdStudent_Details$ctl54$lnk_Student','')" xlink:type="simple">ASSAN KHAN</text:a></text:p>
          </table:table-cell>
          <table:table-cell office:value-type="string">
            <text:p>MOSEEN KHAN</text:p>
          </table:table-cell>
          <table:table-cell office:value-type="string">
            <text:p>MOBINA BANO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2">
            <text:p>352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4-07-07">
            <text:p>07/07/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a xlink:href="javascript:__doPostBack('ctl00$ContentPlaceHolder1$grdStudent_Details$ctl55$lnk_Student','')" xlink:type="simple">BHAWANA</text:a></text:p>
          </table:table-cell>
          <table:table-cell office:value-type="string">
            <text:p>DEEPAK REGAR</text:p>
          </table:table-cell>
          <table:table-cell office:value-type="string">
            <text:p>JAYA RAIGAR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6">
            <text:p>36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25/02/2014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javascript:__doPostBack('ctl00$ContentPlaceHolder1$grdStudent_Details$ctl56$lnk_Student','')" xlink:type="simple">CHANCHAL DHUDIYA</text:a></text:p>
          </table:table-cell>
          <table:table-cell office:value-type="string">
            <text:p>MUKESH KUMAR DHUDIYA</text:p>
          </table:table-cell>
          <table:table-cell office:value-type="string">
            <text:p>RENU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1R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21/06/2014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a xlink:href="javascript:__doPostBack('ctl00$ContentPlaceHolder1$grdStudent_Details$ctl57$lnk_Student','')" xlink:type="simple">CHHAVI RAIGAR</text:a></text:p>
          </table:table-cell>
          <table:table-cell office:value-type="string">
            <text:p>MOHAN LAL RAIGAR</text:p>
          </table:table-cell>
          <table:table-cell office:value-type="string">
            <text:p>MAM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7">
            <text:p>37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22/07/2013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a xlink:href="javascript:__doPostBack('ctl00$ContentPlaceHolder1$grdStudent_Details$ctl58$lnk_Student','')" xlink:type="simple">CHINTU RAIGAR</text:a></text:p>
          </table:table-cell>
          <table:table-cell office:value-type="string">
            <text:p>RAKESH KUMAR RAIGAR</text:p>
          </table:table-cell>
          <table:table-cell office:value-type="string">
            <text:p>JFILAEUFKSDN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7">
            <text:p>337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3/07/20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a xlink:href="javascript:__doPostBack('ctl00$ContentPlaceHolder1$grdStudent_Details$ctl59$lnk_Student','')" xlink:type="simple">DARSH SHARMA</text:a></text:p>
          </table:table-cell>
          <table:table-cell office:value-type="string">
            <text:p>NIRANJAN SHARMA</text:p>
          </table:table-cell>
          <table:table-cell office:value-type="string">
            <text:p>SHIML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8">
            <text:p>38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6/09/20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a xlink:href="javascript:__doPostBack('ctl00$ContentPlaceHolder1$grdStudent_Details$ctl60$lnk_Student','')" xlink:type="simple">DHOLI PRAJAPAT</text:a></text:p>
          </table:table-cell>
          <table:table-cell office:value-type="string">
            <text:p>RAMESH PRAJAPAT</text:p>
          </table:table-cell>
          <table:table-cell office:value-type="string">
            <text:p>Dhufiu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14">
            <text:p>414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13/11/20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a xlink:href="javascript:__doPostBack('ctl00$ContentPlaceHolder1$grdStudent_Details$ctl61$lnk_Student','')" xlink:type="simple">FARAMAN KHAN</text:a></text:p>
          </table:table-cell>
          <table:table-cell office:value-type="string">
            <text:p>ISLAM KHAN</text:p>
          </table:table-cell>
          <table:table-cell office:value-type="string">
            <text:p>SHABANA BANO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6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6/20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a xlink:href="javascript:__doPostBack('ctl00$ContentPlaceHolder1$grdStudent_Details$ctl62$lnk_Student','')" xlink:type="simple">GOLESH MEENA</text:a></text:p>
          </table:table-cell>
          <table:table-cell office:value-type="string">
            <text:p>NOORTAN MEENA</text:p>
          </table:table-cell>
          <table:table-cell office:value-type="string">
            <text:p>JYANA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92">
            <text:p>292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5/08/20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a xlink:href="javascript:__doPostBack('ctl00$ContentPlaceHolder1$grdStudent_Details$ctl63$lnk_Student','')" xlink:type="simple">GORANSHI SHARMA</text:a></text:p>
          </table:table-cell>
          <table:table-cell office:value-type="string">
            <text:p>RAMBABU SHARMA</text:p>
          </table:table-cell>
          <table:table-cell office:value-type="string">
            <text:p>KALPAN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4">
            <text:p>3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8/12/20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a xlink:href="javascript:__doPostBack('ctl00$ContentPlaceHolder1$grdStudent_Details$ctl64$lnk_Student','')" xlink:type="simple">GOURAV SHARMA</text:a></text:p>
          </table:table-cell>
          <table:table-cell office:value-type="string">
            <text:p>RAMESH SHARMA</text:p>
          </table:table-cell>
          <table:table-cell office:value-type="string">
            <text:p>PINKI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15">
            <text:p>41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4-01-05">
            <text:p>01/05/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a xlink:href="javascript:__doPostBack('ctl00$ContentPlaceHolder1$grdStudent_Details$ctl65$lnk_Student','')" xlink:type="simple">HARI OM SAIN</text:a></text:p>
          </table:table-cell>
          <table:table-cell office:value-type="string">
            <text:p>BUDDHI ASH SAIN</text:p>
          </table:table-cell>
          <table:table-cell office:value-type="string">
            <text:p>RASIY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13">
            <text:p>413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4" office:value-type="date" office:date-value="2014-01-06">
            <text:p>01/06/14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<text:a xlink:href="javascript:__doPostBack('ctl00$ContentPlaceHolder1$grdStudent_Details$ctl66$lnk_Student','')" xlink:type="simple">HARSHIT JALUTHARIA</text:a></text:p>
          </table:table-cell>
          <table:table-cell office:value-type="string">
            <text:p>KAMLESH KUMAR JALUTHARIA</text:p>
          </table:table-cell>
          <table:table-cell office:value-type="string">
            <text:p>UGANTI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0">
            <text:p>30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5/05/20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a xlink:href="javascript:__doPostBack('ctl00$ContentPlaceHolder1$grdStudent_Details$ctl67$lnk_Student','')" xlink:type="simple">IMRAN KHAN</text:a></text:p>
          </table:table-cell>
          <table:table-cell office:value-type="string">
            <text:p>IKRAAM KHAN</text:p>
          </table:table-cell>
          <table:table-cell office:value-type="string">
            <text:p>FIRDOSH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93">
            <text:p>29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2-07-08">
            <text:p>07/08/1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a xlink:href="javascript:__doPostBack('ctl00$ContentPlaceHolder1$grdStudent_Details$ctl68$lnk_Student','')" xlink:type="simple">JASMEEN BANO</text:a></text:p>
          </table:table-cell>
          <table:table-cell office:value-type="string">
            <text:p>SARIF KHAN</text:p>
          </table:table-cell>
          <table:table-cell office:value-type="string">
            <text:p>MOSHINA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6">
            <text:p>38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7/03/201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<text:a xlink:href="javascript:__doPostBack('ctl00$ContentPlaceHolder1$grdStudent_Details$ctl69$lnk_Student','')" xlink:type="simple">KALPANA RAIGER</text:a></text:p>
          </table:table-cell>
          <table:table-cell office:value-type="string">
            <text:p>OM PRAKASH RAIGER</text:p>
          </table:table-cell>
          <table:table-cell office:value-type="string">
            <text:p>BHARTI RAIGAR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3">
            <text:p>333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4" office:value-type="date" office:date-value="2012-09-05">
            <text:p>09/05/12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<text:a xlink:href="javascript:__doPostBack('ctl00$ContentPlaceHolder1$grdStudent_Details$ctl70$lnk_Student','')" xlink:type="simple">KANAK BYADWAL</text:a></text:p>
          </table:table-cell>
          <table:table-cell office:value-type="string">
            <text:p>RAMESH CHAND MEENA</text:p>
          </table:table-cell>
          <table:table-cell office:value-type="string">
            <text:p>GULAB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3">
            <text:p>353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4/07/20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a xlink:href="javascript:__doPostBack('ctl00$ContentPlaceHolder1$grdStudent_Details$ctl71$lnk_Student','')" xlink:type="simple">KANIKA SHARMA</text:a></text:p>
          </table:table-cell>
          <table:table-cell office:value-type="string">
            <text:p>VIKAS SHARMA</text:p>
          </table:table-cell>
          <table:table-cell office:value-type="string">
            <text:p>ASH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75">
            <text:p>27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31/10/20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a xlink:href="javascript:__doPostBack('ctl00$ContentPlaceHolder1$grdStudent_Details$ctl72$lnk_Student','')" xlink:type="simple">KANISHKA SHARMA</text:a></text:p>
          </table:table-cell>
          <table:table-cell office:value-type="string">
            <text:p>CHANDRA PRAKASH</text:p>
          </table:table-cell>
          <table:table-cell office:value-type="string">
            <text:p>ANITA DEVI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2">
            <text:p>38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4-02-11">
            <text:p>02/11/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a xlink:href="javascript:__doPostBack('ctl00$ContentPlaceHolder1$grdStudent_Details$ctl73$lnk_Student','')" xlink:type="simple">KANNU MEENA</text:a></text:p>
          </table:table-cell>
          <table:table-cell office:value-type="string">
            <text:p>RAJENDER MEENA</text:p>
          </table:table-cell>
          <table:table-cell office:value-type="string">
            <text:p>SUMAN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4">
            <text:p>334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table:style-name="ce4" office:value-type="date" office:date-value="2014-01-01">
            <text:p>01/01/1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<text:a xlink:href="javascript:__doPostBack('ctl00$ContentPlaceHolder1$grdStudent_Details$ctl74$lnk_Student','')" xlink:type="simple">KARAN VERMA</text:a></text:p>
          </table:table-cell>
          <table:table-cell office:value-type="string">
            <text:p>HANUMAN SAHAY REIGAR</text:p>
          </table:table-cell>
          <table:table-cell office:value-type="string">
            <text:p>SUMAN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9">
            <text:p>29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1/04/20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a xlink:href="javascript:__doPostBack('ctl00$ContentPlaceHolder1$grdStudent_Details$ctl75$lnk_Student','')" xlink:type="simple">KARTIK VERMA</text:a></text:p>
          </table:table-cell>
          <table:table-cell office:value-type="string">
            <text:p>ROSHAN LAL RAIGAR</text:p>
          </table:table-cell>
          <table:table-cell office:value-type="string">
            <text:p>MAM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5R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7/09/2014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a xlink:href="javascript:__doPostBack('ctl00$ContentPlaceHolder1$grdStudent_Details$ctl76$lnk_Student','')" xlink:type="simple">KHUSHBU MEENA</text:a></text:p>
          </table:table-cell>
          <table:table-cell office:value-type="string">
            <text:p>DAYARAM MEENA</text:p>
          </table:table-cell>
          <table:table-cell office:value-type="string">
            <text:p>ASH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73">
            <text:p>273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7/10/2013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<text:a xlink:href="javascript:__doPostBack('ctl00$ContentPlaceHolder1$grdStudent_Details$ctl77$lnk_Student','')" xlink:type="simple">KHUSHI PRAJAPAT</text:a></text:p>
          </table:table-cell>
          <table:table-cell office:value-type="string">
            <text:p>RAJESH PRAJAPAT</text:p>
          </table:table-cell>
          <table:table-cell office:value-type="string">
            <text:p>HANSHA DEVI PRAJAPAT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3R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4" office:value-type="date" office:date-value="2013-11-09">
            <text:p>11/09/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a xlink:href="javascript:__doPostBack('ctl00$ContentPlaceHolder1$grdStudent_Details$ctl78$lnk_Student','')" xlink:type="simple">KUNAL SHARMA</text:a></text:p>
          </table:table-cell>
          <table:table-cell office:value-type="string">
            <text:p>RANJEET SHARMA</text:p>
          </table:table-cell>
          <table:table-cell office:value-type="string">
            <text:p>PUSHP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0">
            <text:p>33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6/08/20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a xlink:href="javascript:__doPostBack('ctl00$ContentPlaceHolder1$grdStudent_Details$ctl79$lnk_Student','')" xlink:type="simple">MAHINUR BANO</text:a></text:p>
          </table:table-cell>
          <table:table-cell office:value-type="string">
            <text:p>SIRAJUDDIN KHAN</text:p>
          </table:table-cell>
          <table:table-cell office:value-type="string">
            <text:p>SALMA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0R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6/06/2014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a xlink:href="javascript:__doPostBack('ctl00$ContentPlaceHolder1$grdStudent_Details$ctl80$lnk_Student','')" xlink:type="simple">MANISH KUMAR RAIGAR</text:a></text:p>
          </table:table-cell>
          <table:table-cell office:value-type="string">
            <text:p>MADAN LAL RAIGAR</text:p>
          </table:table-cell>
          <table:table-cell office:value-type="string">
            <text:p>RADH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">
            <text:p>33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6/03/2014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a xlink:href="javascript:__doPostBack('ctl00$ContentPlaceHolder1$grdStudent_Details$ctl81$lnk_Student','')" xlink:type="simple">MAYANK SHARMA</text:a></text:p>
          </table:table-cell>
          <table:table-cell office:value-type="string">
            <text:p>RAMBABU SHARMA</text:p>
          </table:table-cell>
          <table:table-cell office:value-type="string">
            <text:p>MADHUBAL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26">
            <text:p>32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1/09/2013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a xlink:href="javascript:__doPostBack('ctl00$ContentPlaceHolder1$grdStudent_Details$ctl82$lnk_Student','')" xlink:type="simple">MOHAMMAD IRSHAD</text:a></text:p>
          </table:table-cell>
          <table:table-cell office:value-type="string">
            <text:p>ABDUL RAZZAK KHAN</text:p>
          </table:table-cell>
          <table:table-cell office:value-type="string">
            <text:p>MADINA BEGU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64">
            <text:p>36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7/09/2013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javascript:__doPostBack('ctl00$ContentPlaceHolder1$grdStudent_Details$ctl83$lnk_Student','')" xlink:type="simple">MOHAMMAD SHAHID KHAN</text:a></text:p>
          </table:table-cell>
          <table:table-cell office:value-type="string">
            <text:p>ABDUL RAJJAK KHAN</text:p>
          </table:table-cell>
          <table:table-cell office:value-type="string">
            <text:p>SHMEEM BANO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8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3-01-07">
            <text:p>01/07/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a xlink:href="javascript:__doPostBack('ctl00$ContentPlaceHolder1$grdStudent_Details$ctl84$lnk_Student','')" xlink:type="simple">MOHD AYAN</text:a></text:p>
          </table:table-cell>
          <table:table-cell office:value-type="string">
            <text:p>MOHD NAIM</text:p>
          </table:table-cell>
          <table:table-cell office:value-type="string">
            <text:p>HAMDUSA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6">
            <text:p>35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7/20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a xlink:href="javascript:__doPostBack('ctl00$ContentPlaceHolder1$grdStudent_Details$ctl85$lnk_Student','')" xlink:type="simple">MOHD REHAN KHAN</text:a></text:p>
          </table:table-cell>
          <table:table-cell office:value-type="string">
            <text:p>MOHD NAEEM</text:p>
          </table:table-cell>
          <table:table-cell office:value-type="string">
            <text:p>HMDUSA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5">
            <text:p>35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7/20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a xlink:href="javascript:__doPostBack('ctl00$ContentPlaceHolder1$grdStudent_Details$ctl86$lnk_Student','')" xlink:type="simple">MOHD SHEHZAD</text:a></text:p>
          </table:table-cell>
          <table:table-cell office:value-type="string">
            <text:p>MOHD NAEEM</text:p>
          </table:table-cell>
          <table:table-cell office:value-type="string">
            <text:p>HAMDUSA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7">
            <text:p>35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2-02-01">
            <text:p>02/01/12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a xlink:href="javascript:__doPostBack('ctl00$ContentPlaceHolder1$grdStudent_Details$ctl87$lnk_Student','')" xlink:type="simple">MUSKAN GURJAR</text:a></text:p>
          </table:table-cell>
          <table:table-cell office:value-type="string">
            <text:p>KRISHAN KUMAR GURJAR</text:p>
          </table:table-cell>
          <table:table-cell office:value-type="string">
            <text:p>GUDDI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69">
            <text:p>469</text:p>
          </table:table-cell>
          <table:table-cell office:value-type="string">
            <text:p>SBC</text:p>
          </table:table-cell>
          <table:table-cell office:value-type="string">
            <text:p>Girl</text:p>
          </table:table-cell>
          <table:table-cell table:style-name="ce4" office:value-type="date" office:date-value="2013-01-01">
            <text:p>01/01/13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a xlink:href="javascript:__doPostBack('ctl00$ContentPlaceHolder1$grdStudent_Details$ctl88$lnk_Student','')" xlink:type="simple">MUSKAN MEENA</text:a></text:p>
          </table:table-cell>
          <table:table-cell office:value-type="string">
            <text:p>RAMESH CHAND MEENA</text:p>
          </table:table-cell>
          <table:table-cell office:value-type="string">
            <text:p>GULAB DEVI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71">
            <text:p>271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table:style-name="ce4" office:value-type="date" office:date-value="2014-05-04">
            <text:p>05/04/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a xlink:href="javascript:__doPostBack('ctl00$ContentPlaceHolder1$grdStudent_Details$ctl89$lnk_Student','')" xlink:type="simple">MUSRAF KHAN</text:a></text:p>
          </table:table-cell>
          <table:table-cell office:value-type="string">
            <text:p>ASRAF KHAN</text:p>
          </table:table-cell>
          <table:table-cell office:value-type="string">
            <text:p>KALLI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8">
            <text:p>35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3-05-08">
            <text:p>05/08/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a xlink:href="javascript:__doPostBack('ctl00$ContentPlaceHolder1$grdStudent_Details$ctl90$lnk_Student','')" xlink:type="simple">NAJMIN BANO</text:a></text:p>
          </table:table-cell>
          <table:table-cell office:value-type="string">
            <text:p>ASPAK KHAN</text:p>
          </table:table-cell>
          <table:table-cell office:value-type="string">
            <text:p>SAYARA KHAN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5">
            <text:p>39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4-03-02">
            <text:p>03/02/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a xlink:href="javascript:__doPostBack('ctl00$ContentPlaceHolder1$grdStudent_Details$ctl91$lnk_Student','')" xlink:type="simple">NEETU PRAJAPAT</text:a></text:p>
          </table:table-cell>
          <table:table-cell office:value-type="string">
            <text:p>BABU LAL KUMHAR</text:p>
          </table:table-cell>
          <table:table-cell office:value-type="string">
            <text:p>SAVI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1">
            <text:p>31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20/01/2014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a xlink:href="javascript:__doPostBack('ctl00$ContentPlaceHolder1$grdStudent_Details$ctl92$lnk_Student','')" xlink:type="simple">PRATIK MEENA</text:a></text:p>
          </table:table-cell>
          <table:table-cell office:value-type="string">
            <text:p>RAMBABU MEENA</text:p>
          </table:table-cell>
          <table:table-cell office:value-type="string">
            <text:p>MANJU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7">
            <text:p>397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9/09/20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a xlink:href="javascript:__doPostBack('ctl00$ContentPlaceHolder1$grdStudent_Details$ctl93$lnk_Student','')" xlink:type="simple">PRIYANSHI MEENA</text:a></text:p>
          </table:table-cell>
          <table:table-cell office:value-type="string">
            <text:p>KANHIAY LAL MEENA</text:p>
          </table:table-cell>
          <table:table-cell office:value-type="string">
            <text:p>CHAND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40">
            <text:p>340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7/11/20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a xlink:href="javascript:__doPostBack('ctl00$ContentPlaceHolder1$grdStudent_Details$ctl94$lnk_Student','')" xlink:type="simple">RESHMA MEENA</text:a></text:p>
          </table:table-cell>
          <table:table-cell office:value-type="string">
            <text:p>RANGLALMEENA</text:p>
          </table:table-cell>
          <table:table-cell office:value-type="string">
            <text:p>KALLI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46">
            <text:p>446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8/01/20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a xlink:href="javascript:__doPostBack('ctl00$ContentPlaceHolder1$grdStudent_Details$ctl95$lnk_Student','')" xlink:type="simple">RIYA SHARMA</text:a></text:p>
          </table:table-cell>
          <table:table-cell office:value-type="string">
            <text:p>RAMCHARAN SHARMA</text:p>
          </table:table-cell>
          <table:table-cell office:value-type="string">
            <text:p>CHAND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6">
            <text:p>33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3-07-08">
            <text:p>07/08/13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<text:a xlink:href="javascript:__doPostBack('ctl00$ContentPlaceHolder1$grdStudent_Details$ctl96$lnk_Student','')" xlink:type="simple">RONAK SHARMA</text:a></text:p>
          </table:table-cell>
          <table:table-cell office:value-type="string">
            <text:p>VIJAY KUMAR SHARMA</text:p>
          </table:table-cell>
          <table:table-cell office:value-type="string">
            <text:p>ARCHN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41">
            <text:p>34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3-04-06">
            <text:p>04/06/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a xlink:href="javascript:__doPostBack('ctl00$ContentPlaceHolder1$grdStudent_Details$ctl97$lnk_Student','')" xlink:type="simple">SAHID KHAN</text:a></text:p>
          </table:table-cell>
          <table:table-cell office:value-type="string">
            <text:p>RAZAK KHAN</text:p>
          </table:table-cell>
          <table:table-cell office:value-type="string">
            <text:p>SAMMI BEGU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29">
            <text:p>32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3-06-09">
            <text:p>06/09/13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<text:a xlink:href="javascript:__doPostBack('ctl00$ContentPlaceHolder1$grdStudent_Details$ctl98$lnk_Student','')" xlink:type="simple">SAKSHI SHARMA</text:a></text:p>
          </table:table-cell>
          <table:table-cell office:value-type="string">
            <text:p>RAMESH CHANDRA SHARMA</text:p>
          </table:table-cell>
          <table:table-cell office:value-type="string">
            <text:p>SUNIT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0">
            <text:p>39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4/07/201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javascript:__doPostBack('ctl00$ContentPlaceHolder1$grdStudent_Details$ctl99$lnk_Student','')" xlink:type="simple">SAMIT SHARMA</text:a></text:p>
          </table:table-cell>
          <table:table-cell office:value-type="string">
            <text:p>RAJENDRA KUMAR SHARMA</text:p>
          </table:table-cell>
          <table:table-cell office:value-type="string">
            <text:p>KAVI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65">
            <text:p>36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4-03-02">
            <text:p>03/02/1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javascript:__doPostBack('ctl00$ContentPlaceHolder1$grdStudent_Details$ctl100$lnk_Student','')" xlink:type="simple">SAMRIDDHI LABANIYA</text:a></text:p>
          </table:table-cell>
          <table:table-cell office:value-type="string">
            <text:p>MUKESH KUMAR LABANIYA</text:p>
          </table:table-cell>
          <table:table-cell office:value-type="string">
            <text:p>HANS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5">
            <text:p>385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20/06/20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a xlink:href="javascript:__doPostBack('ctl00$ContentPlaceHolder1$grdStudent_Details$ctl101$lnk_Student','')" xlink:type="simple">SAPNA PRAJAPAT</text:a></text:p>
          </table:table-cell>
          <table:table-cell office:value-type="string">
            <text:p>RAJESH PRAJAPAT</text:p>
          </table:table-cell>
          <table:table-cell office:value-type="string">
            <text:p>HANS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4">
            <text:p>394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4" office:value-type="date" office:date-value="2014-01-02">
            <text:p>01/02/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a xlink:href="javascript:__doPostBack('ctl00$ContentPlaceHolder1$grdStudent_Details$ctl102$lnk_Student','')" xlink:type="simple">SEJAL SHARMA</text:a></text:p>
          </table:table-cell>
          <table:table-cell office:value-type="string">
            <text:p>RAM BABU SHARMA</text:p>
          </table:table-cell>
          <table:table-cell office:value-type="string">
            <text:p>KAMN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7">
            <text:p>387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3/05/201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<text:a xlink:href="javascript:__doPostBack('ctl00$ContentPlaceHolder1$grdStudent_Details$ctl103$lnk_Student','')" xlink:type="simple">SHEETAL SAIN</text:a></text:p>
          </table:table-cell>
          <table:table-cell office:value-type="string">
            <text:p>BUDDHI PRAKASH SAIN</text:p>
          </table:table-cell>
          <table:table-cell office:value-type="string">
            <text:p>RASIY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">
            <text:p>35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4" office:value-type="date" office:date-value="2013-02-04">
            <text:p>02/04/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a xlink:href="javascript:__doPostBack('ctl00$ContentPlaceHolder1$grdStudent_Details$ctl104$lnk_Student','')" xlink:type="simple">SUGNA PRAJAPAT</text:a></text:p>
          </table:table-cell>
          <table:table-cell office:value-type="string">
            <text:p>CHHOTU RAM</text:p>
          </table:table-cell>
          <table:table-cell office:value-type="string">
            <text:p>MANISH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39R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28/07/2014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<text:a xlink:href="javascript:__doPostBack('ctl00$ContentPlaceHolder1$grdStudent_Details$ctl105$lnk_Student','')" xlink:type="simple">TANISHA MEENA</text:a></text:p>
          </table:table-cell>
          <table:table-cell office:value-type="string">
            <text:p>SHIV KUMAR MEENA</text:p>
          </table:table-cell>
          <table:table-cell office:value-type="string">
            <text:p>MANBHAR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1">
            <text:p>381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8/04/20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a xlink:href="javascript:__doPostBack('ctl00$ContentPlaceHolder1$grdStudent_Details$ctl106$lnk_Student','')" xlink:type="simple">VANSH SHARMA</text:a></text:p>
          </table:table-cell>
          <table:table-cell office:value-type="string">
            <text:p>MUKESH SHARMA</text:p>
          </table:table-cell>
          <table:table-cell office:value-type="string">
            <text:p>ANNU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9">
            <text:p>38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8/09/201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a xlink:href="javascript:__doPostBack('ctl00$ContentPlaceHolder1$grdStudent_Details$ctl107$lnk_Student','')" xlink:type="simple">VIJAY RAIGAR</text:a></text:p>
          </table:table-cell>
          <table:table-cell office:value-type="string">
            <text:p>MADAN LAL RAIGAR</text:p>
          </table:table-cell>
          <table:table-cell office:value-type="string">
            <text:p>RADH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4">
            <text:p>384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15-02-04">
            <text:p>02/04/1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a xlink:href="javascript:__doPostBack('ctl00$ContentPlaceHolder1$grdStudent_Details$ctl108$lnk_Student','')" xlink:type="simple">VINOD PRAJAPAT</text:a></text:p>
          </table:table-cell>
          <table:table-cell office:value-type="string">
            <text:p>RAMESH PRAJAPAT</text:p>
          </table:table-cell>
          <table:table-cell office:value-type="string">
            <text:p>LAD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7R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14/06/2014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<text:a xlink:href="javascript:__doPostBack('ctl00$ContentPlaceHolder1$grdStudent_Details$ctl109$lnk_Student','')" xlink:type="simple">VIRAT LABANIYA</text:a></text:p>
          </table:table-cell>
          <table:table-cell office:value-type="string">
            <text:p>BANWARI LAL LABANIYA</text:p>
          </table:table-cell>
          <table:table-cell office:value-type="string">
            <text:p>SUNI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72">
            <text:p>272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12-12-12">
            <text:p>12/12/1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a xlink:href="javascript:__doPostBack('ctl00$ContentPlaceHolder1$grdStudent_Details$ctl110$lnk_Student','')" xlink:type="simple">VISHWAS MEENA</text:a></text:p>
          </table:table-cell>
          <table:table-cell office:value-type="string">
            <text:p>RAKESH MEENA</text:p>
          </table:table-cell>
          <table:table-cell office:value-type="string">
            <text:p>CHANDANI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2">
            <text:p>332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8/10/2013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<text:a xlink:href="javascript:__doPostBack('ctl00$ContentPlaceHolder1$grdStudent_Details$ctl111$lnk_Student','')" xlink:type="simple">AAKANSHA LABANIYA</text:a></text:p>
          </table:table-cell>
          <table:table-cell office:value-type="string">
            <text:p>MUKESH KUMAR LABANIYA</text:p>
          </table:table-cell>
          <table:table-cell office:value-type="string">
            <text:p>SMT SUGAN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4">
            <text:p>24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4" office:value-type="date" office:date-value="2013-03-03">
            <text:p>03/03/13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<text:a xlink:href="javascript:__doPostBack('ctl00$ContentPlaceHolder1$grdStudent_Details$ctl112$lnk_Student','')" xlink:type="simple">AARIKA SHARMA</text:a></text:p>
          </table:table-cell>
          <table:table-cell office:value-type="string">
            <text:p>KRISHAN KUMAR SHATRMA</text:p>
          </table:table-cell>
          <table:table-cell office:value-type="string">
            <text:p>SHEELA DEVI</text:p>
          </table:table-cell>
          <table:table-cell office:value-type="string">
            <text:p>First</text:p>
          </table:table-cell>
          <table:table-cell office:value-type="string">
            <text:p>Hindi</text:p>
          </table:table-cell>
          <table:table-cell office:value-type="float" office:value="482">
            <text:p>48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3-05-03">
            <text:p>05/03/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a xlink:href="javascript:__doPostBack('ctl00$ContentPlaceHolder1$grdStudent_Details$ctl113$lnk_Student','')" xlink:type="simple">AKSHIT SHARMA</text:a></text:p>
          </table:table-cell>
          <table:table-cell office:value-type="string">
            <text:p>BABU LAL SHARMA</text:p>
          </table:table-cell>
          <table:table-cell office:value-type="string">
            <text:p>REKH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371">
            <text:p>37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7/05/201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<text:a xlink:href="javascript:__doPostBack('ctl00$ContentPlaceHolder1$grdStudent_Details$ctl114$lnk_Student','')" xlink:type="simple">ANKUSH KUMAR RAIGAR</text:a></text:p>
          </table:table-cell>
          <table:table-cell office:value-type="string">
            <text:p>MUKESH KUMAR RAIGAR</text:p>
          </table:table-cell>
          <table:table-cell office:value-type="string">
            <text:p>PINKI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2">
            <text:p>22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12-07-08">
            <text:p>07/08/12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a xlink:href="javascript:__doPostBack('ctl00$ContentPlaceHolder1$grdStudent_Details$ctl115$lnk_Student','')" xlink:type="simple">ANTIMA RAIGAR</text:a></text:p>
          </table:table-cell>
          <table:table-cell office:value-type="string">
            <text:p>PAPPU RAM RAIGAR</text:p>
          </table:table-cell>
          <table:table-cell office:value-type="string">
            <text:p>MANNI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0">
            <text:p>20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18/04/2013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<text:a xlink:href="javascript:__doPostBack('ctl00$ContentPlaceHolder1$grdStudent_Details$ctl116$lnk_Student','')" xlink:type="simple">LUCKY MEENA</text:a></text:p>
          </table:table-cell>
          <table:table-cell office:value-type="string">
            <text:p>DUHNGER SINGH MEENA</text:p>
          </table:table-cell>
          <table:table-cell office:value-type="string">
            <text:p>ASHA MEENA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30">
            <text:p>230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13-01-08">
            <text:p>01/08/13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<text:a xlink:href="javascript:__doPostBack('ctl00$ContentPlaceHolder1$grdStudent_Details$ctl117$lnk_Student','')" xlink:type="simple">MAYANK SHARMA</text:a></text:p>
          </table:table-cell>
          <table:table-cell office:value-type="string">
            <text:p>VIKASH KUMAR SHARMA</text:p>
          </table:table-cell>
          <table:table-cell office:value-type="string">
            <text:p>ASHA SHARMA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16">
            <text:p>21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4/04/2012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<text:a xlink:href="javascript:__doPostBack('ctl00$ContentPlaceHolder1$grdStudent_Details$ctl118$lnk_Student','')" xlink:type="simple">NAITIK KUMAR RAIGAR</text:a></text:p>
          </table:table-cell>
          <table:table-cell office:value-type="string">
            <text:p>SURESH CHAND RAIGAR</text:p>
          </table:table-cell>
          <table:table-cell office:value-type="string">
            <text:p>MAMT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3">
            <text:p>23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12-03-06">
            <text:p>03/06/12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a xlink:href="javascript:__doPostBack('ctl00$ContentPlaceHolder1$grdStudent_Details$ctl119$lnk_Student','')" xlink:type="simple">NAMAN SHARMA</text:a></text:p>
          </table:table-cell>
          <table:table-cell office:value-type="string">
            <text:p>RANJEET SHARMA</text:p>
          </table:table-cell>
          <table:table-cell office:value-type="string">
            <text:p>PUSHPA SHARMA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319">
            <text:p>319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3-06-05">
            <text:p>06/05/13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<text:a xlink:href="javascript:__doPostBack('ctl00$ContentPlaceHolder1$grdStudent_Details$ctl120$lnk_Student','')" xlink:type="simple">NARENDRA KUMAR LABANIYA</text:a></text:p>
          </table:table-cell>
          <table:table-cell office:value-type="string">
            <text:p>NEELAM KUMAR LABANIYA</text:p>
          </table:table-cell>
          <table:table-cell office:value-type="string">
            <text:p>SAMPATI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1">
            <text:p>21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5/09/20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a xlink:href="javascript:__doPostBack('ctl00$ContentPlaceHolder1$grdStudent_Details$ctl121$lnk_Student','')" xlink:type="simple">PRIYANKA SHARMA</text:a></text:p>
          </table:table-cell>
          <table:table-cell office:value-type="string">
            <text:p>SITA RAM SHARMA</text:p>
          </table:table-cell>
          <table:table-cell office:value-type="string">
            <text:p>ANITA SHARMA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373">
            <text:p>373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3-06-05">
            <text:p>06/05/1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a xlink:href="javascript:__doPostBack('ctl00$ContentPlaceHolder1$grdStudent_Details$ctl122$lnk_Student','')" xlink:type="simple">SAMEER KUMAR RAIGAR</text:a></text:p>
          </table:table-cell>
          <table:table-cell office:value-type="string">
            <text:p>PURAN MAL RAIGAR</text:p>
          </table:table-cell>
          <table:table-cell office:value-type="string">
            <text:p>SUSHIL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5">
            <text:p>25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12-01-09">
            <text:p>01/09/12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a xlink:href="javascript:__doPostBack('ctl00$ContentPlaceHolder1$grdStudent_Details$ctl123$lnk_Student','')" xlink:type="simple">UMESH MAHAWAR</text:a></text:p>
          </table:table-cell>
          <table:table-cell office:value-type="string">
            <text:p>DEVI SAHAY MAHAWAR</text:p>
          </table:table-cell>
          <table:table-cell office:value-type="string">
            <text:p>KESHARI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6">
            <text:p>26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13-12-02">
            <text:p>12/02/13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<text:a xlink:href="javascript:__doPostBack('ctl00$ContentPlaceHolder1$grdStudent_Details$ctl124$lnk_Student','')" xlink:type="simple">YATI VERMA</text:a></text:p>
          </table:table-cell>
          <table:table-cell office:value-type="string">
            <text:p>GULAB CHAND RAIGAR</text:p>
          </table:table-cell>
          <table:table-cell office:value-type="string">
            <text:p>MAINK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8">
            <text:p>28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4" office:value-type="date" office:date-value="2013-10-08">
            <text:p>10/08/13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a xlink:href="javascript:__doPostBack('ctl00$ContentPlaceHolder1$grdStudent_Details$ctl125$lnk_Student','')" xlink:type="simple">AARYAN TIWARI</text:a></text:p>
          </table:table-cell>
          <table:table-cell office:value-type="string">
            <text:p>JAGDISH TIWARI</text:p>
          </table:table-cell>
          <table:table-cell office:value-type="string">
            <text:p>REKHA TIWAR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74">
            <text:p>47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6/2012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<text:a xlink:href="javascript:__doPostBack('ctl00$ContentPlaceHolder1$grdStudent_Details$ctl126$lnk_Student','')" xlink:type="simple">AAYUSH SHARMA</text:a></text:p>
          </table:table-cell>
          <table:table-cell office:value-type="string">
            <text:p>LAXMAN PRASAD SHARMA</text:p>
          </table:table-cell>
          <table:table-cell office:value-type="string">
            <text:p>MAMT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8/05/2011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a xlink:href="javascript:__doPostBack('ctl00$ContentPlaceHolder1$grdStudent_Details$ctl127$lnk_Student','')" xlink:type="simple">AFTAB HUSSAIN</text:a></text:p>
          </table:table-cell>
          <table:table-cell office:value-type="string">
            <text:p>KALU KHAN</text:p>
          </table:table-cell>
          <table:table-cell office:value-type="string">
            <text:p>MOBIN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0">
            <text:p>1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3/08/2011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a xlink:href="javascript:__doPostBack('ctl00$ContentPlaceHolder1$grdStudent_Details$ctl128$lnk_Student','')" xlink:type="simple">ANSHUL TIWARI</text:a></text:p>
          </table:table-cell>
          <table:table-cell office:value-type="string">
            <text:p>JAGDISH TIWARI</text:p>
          </table:table-cell>
          <table:table-cell office:value-type="string">
            <text:p>REKHA TIWAR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73">
            <text:p>47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6/2012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<text:a xlink:href="javascript:__doPostBack('ctl00$ContentPlaceHolder1$grdStudent_Details$ctl129$lnk_Student','')" xlink:type="simple">ARADHYA SHARMA</text:a></text:p>
          </table:table-cell>
          <table:table-cell office:value-type="string">
            <text:p>LAXMAN PRASAD SHARMA</text:p>
          </table:table-cell>
          <table:table-cell office:value-type="string">
            <text:p>MAMT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1">
            <text:p>11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8/03/2012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a xlink:href="javascript:__doPostBack('ctl00$ContentPlaceHolder1$grdStudent_Details$ctl130$lnk_Student','')" xlink:type="simple">ARJUN MAHAWAR</text:a></text:p>
          </table:table-cell>
          <table:table-cell office:value-type="string">
            <text:p>HEERA LAL MAHAWAR</text:p>
          </table:table-cell>
          <table:table-cell office:value-type="string">
            <text:p>LAJWANTI MAHAWAR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6">
            <text:p>16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11-03-08">
            <text:p>03/08/11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<text:a xlink:href="javascript:__doPostBack('ctl00$ContentPlaceHolder1$grdStudent_Details$ctl131$lnk_Student','')" xlink:type="simple">CHIRAG TAILOR</text:a></text:p>
          </table:table-cell>
          <table:table-cell office:value-type="string">
            <text:p>VED PRAKASH TANK</text:p>
          </table:table-cell>
          <table:table-cell office:value-type="string">
            <text:p>POONAM TANK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9">
            <text:p>19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4" office:value-type="date" office:date-value="2011-08-08">
            <text:p>08/08/11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a xlink:href="javascript:__doPostBack('ctl00$ContentPlaceHolder1$grdStudent_Details$ctl132$lnk_Student','')" xlink:type="simple">JUNED KHAN</text:a></text:p>
          </table:table-cell>
          <table:table-cell office:value-type="string">
            <text:p>ISLAM KHAN</text:p>
          </table:table-cell>
          <table:table-cell office:value-type="string">
            <text:p>JUBED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8">
            <text:p>1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8/12/2011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<text:a xlink:href="javascript:__doPostBack('ctl00$ContentPlaceHolder1$grdStudent_Details$ctl133$lnk_Student','')" xlink:type="simple">KHUSHI PRAJAPAT</text:a></text:p>
          </table:table-cell>
          <table:table-cell office:value-type="string">
            <text:p>YOGESH CHAND KUMHAR</text:p>
          </table:table-cell>
          <table:table-cell office:value-type="string">
            <text:p>SEEM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35">
            <text:p>435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4" office:value-type="date" office:date-value="2012-04-06">
            <text:p>04/06/1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a xlink:href="javascript:__doPostBack('ctl00$ContentPlaceHolder1$grdStudent_Details$ctl134$lnk_Student','')" xlink:type="simple">LAKSHYA SHARMA</text:a></text:p>
          </table:table-cell>
          <table:table-cell office:value-type="string">
            <text:p>KAMLESH SHARMA</text:p>
          </table:table-cell>
          <table:table-cell office:value-type="string">
            <text:p>KAML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313">
            <text:p>31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1-05-09">
            <text:p>05/09/1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a xlink:href="javascript:__doPostBack('ctl00$ContentPlaceHolder1$grdStudent_Details$ctl135$lnk_Student','')" xlink:type="simple">LUCKY BUNKAR</text:a></text:p>
          </table:table-cell>
          <table:table-cell office:value-type="string">
            <text:p>DEENDAYAL BUNKAR</text:p>
          </table:table-cell>
          <table:table-cell office:value-type="string">
            <text:p>MANJU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11-09-07">
            <text:p>09/07/11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a xlink:href="javascript:__doPostBack('ctl00$ContentPlaceHolder1$grdStudent_Details$ctl136$lnk_Student','')" xlink:type="simple">LUCKY SHARMA</text:a></text:p>
          </table:table-cell>
          <table:table-cell office:value-type="string">
            <text:p>HANUMAN SHARMA</text:p>
          </table:table-cell>
          <table:table-cell office:value-type="string">
            <text:p>SUNITA SHARMA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372">
            <text:p>372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2-09-10">
            <text:p>09/10/12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<text:a xlink:href="javascript:__doPostBack('ctl00$ContentPlaceHolder1$grdStudent_Details$ctl137$lnk_Student','')" xlink:type="simple">MANISH DHUDIYA</text:a></text:p>
          </table:table-cell>
          <table:table-cell office:value-type="string">
            <text:p>GAURI SHANKAR RAIGAR</text:p>
          </table:table-cell>
          <table:table-cell office:value-type="string">
            <text:p>MAMT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7">
            <text:p>7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4/04/2012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<text:a xlink:href="javascript:__doPostBack('ctl00$ContentPlaceHolder1$grdStudent_Details$ctl138$lnk_Student','')" xlink:type="simple">NEHA VERMA</text:a></text:p>
          </table:table-cell>
          <table:table-cell office:value-type="string">
            <text:p>GHANSHYAM JALUTHARIA</text:p>
          </table:table-cell>
          <table:table-cell office:value-type="string">
            <text:p>TULS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8">
            <text:p>8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27/08/2011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<text:a xlink:href="javascript:__doPostBack('ctl00$ContentPlaceHolder1$grdStudent_Details$ctl139$lnk_Student','')" xlink:type="simple">NIKHIL KUMAR JALUTHRIYA</text:a></text:p>
          </table:table-cell>
          <table:table-cell office:value-type="string">
            <text:p>KAMLESH KUMAR JALUTHARIYA</text:p>
          </table:table-cell>
          <table:table-cell office:value-type="string">
            <text:p>UGANTI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5">
            <text:p>5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9/10/2011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<text:a xlink:href="javascript:__doPostBack('ctl00$ContentPlaceHolder1$grdStudent_Details$ctl140$lnk_Student','')" xlink:type="simple">NISHA MEENA</text:a></text:p>
          </table:table-cell>
          <table:table-cell office:value-type="string">
            <text:p>JAI NARAYAN MEENA</text:p>
          </table:table-cell>
          <table:table-cell office:value-type="string">
            <text:p>MANN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75">
            <text:p>475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4/07/2010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<text:a xlink:href="javascript:__doPostBack('ctl00$ContentPlaceHolder1$grdStudent_Details$ctl141$lnk_Student','')" xlink:type="simple">PRASHANT TANK</text:a></text:p>
          </table:table-cell>
          <table:table-cell office:value-type="string">
            <text:p>VED PRAKASH TANK</text:p>
          </table:table-cell>
          <table:table-cell office:value-type="string">
            <text:p>POONAM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string">
            <text:p>240/16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4" office:value-type="date" office:date-value="2012-11-12">
            <text:p>11/12/12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<text:a xlink:href="javascript:__doPostBack('ctl00$ContentPlaceHolder1$grdStudent_Details$ctl142$lnk_Student','')" xlink:type="simple">PRATEEK KUMAR DHUDIYA</text:a></text:p>
          </table:table-cell>
          <table:table-cell office:value-type="string">
            <text:p>RAJKUMAR RAIGAR</text:p>
          </table:table-cell>
          <table:table-cell office:value-type="string">
            <text:p>HEM LAT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3/04/2012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<text:a xlink:href="javascript:__doPostBack('ctl00$ContentPlaceHolder1$grdStudent_Details$ctl143$lnk_Student','')" xlink:type="simple">RIYA</text:a></text:p>
          </table:table-cell>
          <table:table-cell office:value-type="string">
            <text:p>SATYA NARAYAN MEENA</text:p>
          </table:table-cell>
          <table:table-cell office:value-type="string">
            <text:p>MAMTA KUMARI MEENA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26">
            <text:p>426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6/06/2019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<text:a xlink:href="javascript:__doPostBack('ctl00$ContentPlaceHolder1$grdStudent_Details$ctl144$lnk_Student','')" xlink:type="simple">SAHIBA BANO</text:a></text:p>
          </table:table-cell>
          <table:table-cell office:value-type="string">
            <text:p>ABDUL RAZAK KHAN</text:p>
          </table:table-cell>
          <table:table-cell office:value-type="string">
            <text:p>SAMMY BEGU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323">
            <text:p>323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2-10-06">
            <text:p>10/06/1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<text:a xlink:href="javascript:__doPostBack('ctl00$ContentPlaceHolder1$grdStudent_Details$ctl145$lnk_Student','')" xlink:type="simple">SHABIR KHAN</text:a></text:p>
          </table:table-cell>
          <table:table-cell office:value-type="string">
            <text:p>IDU KHAN</text:p>
          </table:table-cell>
          <table:table-cell office:value-type="string">
            <text:p>SHAHID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7">
            <text:p>1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1-04-09">
            <text:p>04/09/11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<text:a xlink:href="javascript:__doPostBack('ctl00$ContentPlaceHolder1$grdStudent_Details$ctl146$lnk_Student','')" xlink:type="simple">SONIYA BANO</text:a></text:p>
          </table:table-cell>
          <table:table-cell office:value-type="string">
            <text:p>ISLAM KHAN</text:p>
          </table:table-cell>
          <table:table-cell office:value-type="string">
            <text:p>JUBED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4">
            <text:p>1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1-10-11">
            <text:p>10/11/11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<text:a xlink:href="javascript:__doPostBack('ctl00$ContentPlaceHolder1$grdStudent_Details$ctl147$lnk_Student','')" xlink:type="simple">TARANA BANU</text:a></text:p>
          </table:table-cell>
          <table:table-cell office:value-type="string">
            <text:p>AAMIN KHAN</text:p>
          </table:table-cell>
          <table:table-cell office:value-type="string">
            <text:p>SALM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2">
            <text:p>1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31/01/2012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<text:a xlink:href="javascript:__doPostBack('ctl00$ContentPlaceHolder1$grdStudent_Details$ctl148$lnk_Student','')" xlink:type="simple">ADITIYA SHARMA</text:a></text:p>
          </table:table-cell>
          <table:table-cell office:value-type="string">
            <text:p>KAILASH CHAND SHARMA</text:p>
          </table:table-cell>
          <table:table-cell office:value-type="string">
            <text:p>SEEMA SHARM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78">
            <text:p>47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5/11/2010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<text:a xlink:href="javascript:__doPostBack('ctl00$ContentPlaceHolder1$grdStudent_Details$ctl149$lnk_Student','')" xlink:type="simple">ANKUSH MEENA</text:a></text:p>
          </table:table-cell>
          <table:table-cell office:value-type="string">
            <text:p>SURESH CHAND MEENA</text:p>
          </table:table-cell>
          <table:table-cell office:value-type="string">
            <text:p>KRISHANA DEVI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47">
            <text:p>147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11-05-10">
            <text:p>05/10/11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<text:a xlink:href="javascript:__doPostBack('ctl00$ContentPlaceHolder1$grdStudent_Details$ctl150$lnk_Student','')" xlink:type="simple">ANUPRIYA MEENA</text:a></text:p>
          </table:table-cell>
          <table:table-cell office:value-type="string">
            <text:p>SATYA NARAYAN MEENA</text:p>
          </table:table-cell>
          <table:table-cell office:value-type="string">
            <text:p>MAMTA KUMARI MEEN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25">
            <text:p>425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6/09/201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<text:a xlink:href="javascript:__doPostBack('ctl00$ContentPlaceHolder1$grdStudent_Details$ctl151$lnk_Student','')" xlink:type="simple">DILKUSH MEENA</text:a></text:p>
          </table:table-cell>
          <table:table-cell office:value-type="string">
            <text:p>KISHAN LAL MEENA</text:p>
          </table:table-cell>
          <table:table-cell office:value-type="string">
            <text:p>ANITA DEVI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55">
            <text:p>155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09-03-07">
            <text:p>03/07/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a xlink:href="javascript:__doPostBack('ctl00$ContentPlaceHolder1$grdStudent_Details$ctl152$lnk_Student','')" xlink:type="simple">ISHRAFIL KHAN</text:a></text:p>
          </table:table-cell>
          <table:table-cell office:value-type="string">
            <text:p>ASPAK KHAN</text:p>
          </table:table-cell>
          <table:table-cell office:value-type="string">
            <text:p>SHAYARA BEGUM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283">
            <text:p>28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0-02-04">
            <text:p>02/04/1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a xlink:href="javascript:__doPostBack('ctl00$ContentPlaceHolder1$grdStudent_Details$ctl153$lnk_Student','')" xlink:type="simple">JOYA KHAN</text:a></text:p>
          </table:table-cell>
          <table:table-cell office:value-type="string">
            <text:p>SALEEM KHAN</text:p>
          </table:table-cell>
          <table:table-cell office:value-type="string">
            <text:p>SAYANA BEGAM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24">
            <text:p>12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1-10-08">
            <text:p>10/08/1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<text:a xlink:href="javascript:__doPostBack('ctl00$ContentPlaceHolder1$grdStudent_Details$ctl154$lnk_Student','')" xlink:type="simple">KARTIK SHARMA</text:a></text:p>
          </table:table-cell>
          <table:table-cell office:value-type="string">
            <text:p>RADHESHYAM SHARMA</text:p>
          </table:table-cell>
          <table:table-cell office:value-type="string">
            <text:p>PINKI SHARM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34">
            <text:p>43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8/10/2011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<text:a xlink:href="javascript:__doPostBack('ctl00$ContentPlaceHolder1$grdStudent_Details$ctl155$lnk_Student','')" xlink:type="simple">MONU SHARMA</text:a></text:p>
          </table:table-cell>
          <table:table-cell office:value-type="string">
            <text:p>RAMESH CHAND SHARMA</text:p>
          </table:table-cell>
          <table:table-cell office:value-type="string">
            <text:p>REKHA SHARM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374">
            <text:p>37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8/06/201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a xlink:href="javascript:__doPostBack('ctl00$ContentPlaceHolder1$grdStudent_Details$ctl156$lnk_Student','')" xlink:type="simple">NAVYA SHARMA</text:a></text:p>
          </table:table-cell>
          <table:table-cell office:value-type="string">
            <text:p>RAM RAI SHARMA</text:p>
          </table:table-cell>
          <table:table-cell office:value-type="string">
            <text:p>KRISHANA DEVI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50">
            <text:p>15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2/09/201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<text:a xlink:href="javascript:__doPostBack('ctl00$ContentPlaceHolder1$grdStudent_Details$ctl157$lnk_Student','')" xlink:type="simple">NOSHEEN</text:a></text:p>
          </table:table-cell>
          <table:table-cell office:value-type="string">
            <text:p>MOHD NAEEM</text:p>
          </table:table-cell>
          <table:table-cell office:value-type="string">
            <text:p>HAMDUSAN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359">
            <text:p>359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2/11/2009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<text:a xlink:href="javascript:__doPostBack('ctl00$ContentPlaceHolder1$grdStudent_Details$ctl158$lnk_Student','')" xlink:type="simple">PAWAN KUMAR SAIN</text:a></text:p>
          </table:table-cell>
          <table:table-cell office:value-type="string">
            <text:p>BUDDHI PRAKASH SAIN</text:p>
          </table:table-cell>
          <table:table-cell office:value-type="string">
            <text:p>RASIY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12">
            <text:p>412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23/08/20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a xlink:href="javascript:__doPostBack('ctl00$ContentPlaceHolder1$grdStudent_Details$ctl159$lnk_Student','')" xlink:type="simple">RIJWAN KHAN</text:a></text:p>
          </table:table-cell>
          <table:table-cell office:value-type="string">
            <text:p>IMRAN KHAN</text:p>
          </table:table-cell>
          <table:table-cell office:value-type="string">
            <text:p>HASINA BEGAM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67">
            <text:p>16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3/2010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<text:a xlink:href="javascript:__doPostBack('ctl00$ContentPlaceHolder1$grdStudent_Details$ctl160$lnk_Student','')" xlink:type="simple">RIYA SHARMA</text:a></text:p>
          </table:table-cell>
          <table:table-cell office:value-type="string">
            <text:p>GAURI SHANKAR SHARMA</text:p>
          </table:table-cell>
          <table:table-cell office:value-type="string">
            <text:p>KAVITA SHARN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3">
            <text:p>13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1-10-12">
            <text:p>10/12/1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<text:a xlink:href="javascript:__doPostBack('ctl00$ContentPlaceHolder1$grdStudent_Details$ctl161$lnk_Student','')" xlink:type="simple">SHAILENDRA MEENA</text:a></text:p>
          </table:table-cell>
          <table:table-cell office:value-type="string">
            <text:p>THAKARSI MEENA</text:p>
          </table:table-cell>
          <table:table-cell office:value-type="string">
            <text:p>PINKY MEEN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17">
            <text:p>417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12-05-03">
            <text:p>05/03/12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<text:a xlink:href="javascript:__doPostBack('ctl00$ContentPlaceHolder1$grdStudent_Details$ctl162$lnk_Student','')" xlink:type="simple">VAISHANVI SHARMA</text:a></text:p>
          </table:table-cell>
          <table:table-cell office:value-type="string">
            <text:p>RAJESH KUAMR SHARMA</text:p>
          </table:table-cell>
          <table:table-cell office:value-type="string">
            <text:p>SANTOSH DEVI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81">
            <text:p>181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2-04-07">
            <text:p>04/07/1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a xlink:href="javascript:__doPostBack('ctl00$ContentPlaceHolder1$grdStudent_Details$ctl163$lnk_Student','')" xlink:type="simple">AASHISH MEENA</text:a></text:p>
          </table:table-cell>
          <table:table-cell office:value-type="string">
            <text:p>RAMBABU MEENA</text:p>
          </table:table-cell>
          <table:table-cell office:value-type="string">
            <text:p>SAROJ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141">
            <text:p>141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11-09-09">
            <text:p>09/09/11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<text:a xlink:href="javascript:__doPostBack('ctl00$ContentPlaceHolder1$grdStudent_Details$ctl164$lnk_Student','')" xlink:type="simple">ADITI SHARMA</text:a></text:p>
          </table:table-cell>
          <table:table-cell office:value-type="string">
            <text:p>KAILASH CHAND SHARMA</text:p>
          </table:table-cell>
          <table:table-cell office:value-type="string">
            <text:p>SEEMA SHARMA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479">
            <text:p>479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09-02-01">
            <text:p>02/01/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a xlink:href="javascript:__doPostBack('ctl00$ContentPlaceHolder1$grdStudent_Details$ctl165$lnk_Student','')" xlink:type="simple">AJAY SHARMA</text:a></text:p>
          </table:table-cell>
          <table:table-cell office:value-type="string">
            <text:p>DINESH SHARMA</text:p>
          </table:table-cell>
          <table:table-cell office:value-type="string">
            <text:p>ANIT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280">
            <text:p>28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11/201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<text:a xlink:href="javascript:__doPostBack('ctl00$ContentPlaceHolder1$grdStudent_Details$ctl166$lnk_Student','')" xlink:type="simple">BITTU SAINI</text:a></text:p>
          </table:table-cell>
          <table:table-cell office:value-type="string">
            <text:p>ISHWARMAL</text:p>
          </table:table-cell>
          <table:table-cell office:value-type="string">
            <text:p>MAMTA SAIN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443">
            <text:p>443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4" office:value-type="date" office:date-value="2009-05-12">
            <text:p>05/12/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a xlink:href="javascript:__doPostBack('ctl00$ContentPlaceHolder1$grdStudent_Details$ctl167$lnk_Student','')" xlink:type="simple">GAURI RAWAT</text:a></text:p>
          </table:table-cell>
          <table:table-cell office:value-type="string">
            <text:p>ANIL RAWAT</text:p>
          </table:table-cell>
          <table:table-cell office:value-type="string">
            <text:p>KIRAN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200">
            <text:p>20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0-10-10">
            <text:p>10/10/10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<text:a xlink:href="javascript:__doPostBack('ctl00$ContentPlaceHolder1$grdStudent_Details$ctl168$lnk_Student','')" xlink:type="simple">KINJAL SHARMA</text:a></text:p>
          </table:table-cell>
          <table:table-cell office:value-type="string">
            <text:p>MUKESH KUMAR SHARMA</text:p>
          </table:table-cell>
          <table:table-cell office:value-type="string">
            <text:p>ANNU DEVI SHARMA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411">
            <text:p>411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1-01-01">
            <text:p>01/01/1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a xlink:href="javascript:__doPostBack('ctl00$ContentPlaceHolder1$grdStudent_Details$ctl169$lnk_Student','')" xlink:type="simple">LUCKY SHARMA</text:a></text:p>
          </table:table-cell>
          <table:table-cell office:value-type="string">
            <text:p>VINOD SHARMA</text:p>
          </table:table-cell>
          <table:table-cell office:value-type="string">
            <text:p>MON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306">
            <text:p>30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6/2011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<text:a xlink:href="javascript:__doPostBack('ctl00$ContentPlaceHolder1$grdStudent_Details$ctl170$lnk_Student','')" xlink:type="simple">MOHIT SHARMA</text:a></text:p>
          </table:table-cell>
          <table:table-cell office:value-type="string">
            <text:p>RAMESH CHAND SHARMA</text:p>
          </table:table-cell>
          <table:table-cell office:value-type="string">
            <text:p>REKHA SHARMA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375">
            <text:p>37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1-12-08">
            <text:p>12/08/11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<text:a xlink:href="javascript:__doPostBack('ctl00$ContentPlaceHolder1$grdStudent_Details$ctl171$lnk_Student','')" xlink:type="simple">NAMAN SHARMA</text:a></text:p>
          </table:table-cell>
          <table:table-cell office:value-type="string">
            <text:p>SATYA PRAKASH SHARMA</text:p>
          </table:table-cell>
          <table:table-cell office:value-type="string">
            <text:p>POOJ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226">
            <text:p>22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5/02/201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a xlink:href="javascript:__doPostBack('ctl00$ContentPlaceHolder1$grdStudent_Details$ctl172$lnk_Student','')" xlink:type="simple">NISHU RAIGAR</text:a></text:p>
          </table:table-cell>
          <table:table-cell office:value-type="string">
            <text:p>MUKESH RAIGAR</text:p>
          </table:table-cell>
          <table:table-cell office:value-type="string">
            <text:p>PINKI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125">
            <text:p>125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4" office:value-type="date" office:date-value="2010-08-07">
            <text:p>08/07/1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a xlink:href="javascript:__doPostBack('ctl00$ContentPlaceHolder1$grdStudent_Details$ctl173$lnk_Student','')" xlink:type="simple">RAVI MEHRA</text:a></text:p>
          </table:table-cell>
          <table:table-cell office:value-type="string">
            <text:p>KAILASH MEHRA</text:p>
          </table:table-cell>
          <table:table-cell office:value-type="string">
            <text:p>KALLI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487">
            <text:p>487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4" office:value-type="date" office:date-value="2009-08-07">
            <text:p>08/07/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<text:a xlink:href="javascript:__doPostBack('ctl00$ContentPlaceHolder1$grdStudent_Details$ctl174$lnk_Student','')" xlink:type="simple">RAVI RAWAT</text:a></text:p>
          </table:table-cell>
          <table:table-cell office:value-type="string">
            <text:p>ANKIT RAWAT</text:p>
          </table:table-cell>
          <table:table-cell office:value-type="string">
            <text:p>LAKSHMI RAWAT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164">
            <text:p>16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0-09-10">
            <text:p>09/10/10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<text:a xlink:href="javascript:__doPostBack('ctl00$ContentPlaceHolder1$grdStudent_Details$ctl175$lnk_Student','')" xlink:type="simple">REKHA VERMA</text:a></text:p>
          </table:table-cell>
          <table:table-cell office:value-type="string">
            <text:p>BIRDHI CHAND VERMA</text:p>
          </table:table-cell>
          <table:table-cell office:value-type="string">
            <text:p>INDIR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179">
            <text:p>179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15/01/2012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<text:a xlink:href="javascript:__doPostBack('ctl00$ContentPlaceHolder1$grdStudent_Details$ctl176$lnk_Student','')" xlink:type="simple">SAKSHI SHARMA</text:a></text:p>
          </table:table-cell>
          <table:table-cell office:value-type="string">
            <text:p>SATYA PRAKASH SHARMA</text:p>
          </table:table-cell>
          <table:table-cell office:value-type="string">
            <text:p>POOJ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227">
            <text:p>227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9/01/2011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<text:a xlink:href="javascript:__doPostBack('ctl00$ContentPlaceHolder1$grdStudent_Details$ctl177$lnk_Student','')" xlink:type="simple">TANNU TIWARI</text:a></text:p>
          </table:table-cell>
          <table:table-cell office:value-type="string">
            <text:p>RAJENDRA PRASAD TIWARI</text:p>
          </table:table-cell>
          <table:table-cell office:value-type="string">
            <text:p>RAKH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369">
            <text:p>369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5/01/2007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<text:a xlink:href="javascript:__doPostBack('ctl00$ContentPlaceHolder1$grdStudent_Details$ctl178$lnk_Student','')" xlink:type="simple">AAKASH MEENA</text:a></text:p>
          </table:table-cell>
          <table:table-cell office:value-type="string">
            <text:p>KRISHNA LAL MEENA</text:p>
          </table:table-cell>
          <table:table-cell office:value-type="string">
            <text:p>ANITA MEEN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154">
            <text:p>154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7/12/2008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<text:a xlink:href="javascript:__doPostBack('ctl00$ContentPlaceHolder1$grdStudent_Details$ctl179$lnk_Student','')" xlink:type="simple">ADITYA SHARMA</text:a></text:p>
          </table:table-cell>
          <table:table-cell office:value-type="string">
            <text:p>RAJU SHARMA</text:p>
          </table:table-cell>
          <table:table-cell office:value-type="string">
            <text:p>BADAM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281">
            <text:p>28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1-02-02">
            <text:p>02/02/11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<text:a xlink:href="javascript:__doPostBack('ctl00$ContentPlaceHolder1$grdStudent_Details$ctl180$lnk_Student','')" xlink:type="simple">AKHILESH SHARMA</text:a></text:p>
          </table:table-cell>
          <table:table-cell office:value-type="string">
            <text:p>RAM CHARAN SHARMA</text:p>
          </table:table-cell>
          <table:table-cell office:value-type="string">
            <text:p>SANTRA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4">
            <text:p>4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3/11/201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<text:a xlink:href="javascript:__doPostBack('ctl00$ContentPlaceHolder1$grdStudent_Details$ctl181$lnk_Student','')" xlink:type="simple">ASHUTOSH JANGID</text:a></text:p>
          </table:table-cell>
          <table:table-cell office:value-type="string">
            <text:p>KANHAIYA LAL JANGID</text:p>
          </table:table-cell>
          <table:table-cell office:value-type="string">
            <text:p>MEENA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83">
            <text:p>483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21/06/201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<text:a xlink:href="javascript:__doPostBack('ctl00$ContentPlaceHolder1$grdStudent_Details$ctl182$lnk_Student','')" xlink:type="simple">DEVASHISH SHARMA</text:a></text:p>
          </table:table-cell>
          <table:table-cell office:value-type="string">
            <text:p>RAJESH SHARAMA</text:p>
          </table:table-cell>
          <table:table-cell office:value-type="string">
            <text:p>SANTOSH SHARM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145">
            <text:p>14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09-02-08">
            <text:p>02/08/09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<text:a xlink:href="javascript:__doPostBack('ctl00$ContentPlaceHolder1$grdStudent_Details$ctl183$lnk_Student','')" xlink:type="simple">HARSH SHARMA</text:a></text:p>
          </table:table-cell>
          <table:table-cell office:value-type="string">
            <text:p>RADHESHYAM SHARMA</text:p>
          </table:table-cell>
          <table:table-cell office:value-type="string">
            <text:p>PINKI SHARM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33">
            <text:p>43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09-06-10">
            <text:p>06/10/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<text:a xlink:href="javascript:__doPostBack('ctl00$ContentPlaceHolder1$grdStudent_Details$ctl184$lnk_Student','')" xlink:type="simple">LAKSHIT SHARMA</text:a></text:p>
          </table:table-cell>
          <table:table-cell office:value-type="string">
            <text:p>PRAMOD SHARMA</text:p>
          </table:table-cell>
          <table:table-cell office:value-type="string">
            <text:p>KANCHAN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50">
            <text:p>5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7/20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<text:a xlink:href="javascript:__doPostBack('ctl00$ContentPlaceHolder1$grdStudent_Details$ctl185$lnk_Student','')" xlink:type="simple">MEHTAB KHAN</text:a></text:p>
          </table:table-cell>
          <table:table-cell office:value-type="string">
            <text:p>CHUTTAN KHAN</text:p>
          </table:table-cell>
          <table:table-cell office:value-type="string">
            <text:p>NYANMT BEGAM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0">
            <text:p>4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11-01-01">
            <text:p>01/01/11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<text:a xlink:href="javascript:__doPostBack('ctl00$ContentPlaceHolder1$grdStudent_Details$ctl186$lnk_Student','')" xlink:type="simple">MUSKAN SHARMA</text:a></text:p>
          </table:table-cell>
          <table:table-cell office:value-type="string">
            <text:p>HANUMAN SHARMA</text:p>
          </table:table-cell>
          <table:table-cell office:value-type="string">
            <text:p>SUNITA SHARM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376">
            <text:p>37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6/03/201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a xlink:href="javascript:__doPostBack('ctl00$ContentPlaceHolder1$grdStudent_Details$ctl187$lnk_Student','')" xlink:type="simple">RASHI SHARMA</text:a></text:p>
          </table:table-cell>
          <table:table-cell office:value-type="string">
            <text:p>GHANSHYAM SHARMA</text:p>
          </table:table-cell>
          <table:table-cell office:value-type="string">
            <text:p>KALAWATI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6">
            <text:p>4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4/08/2008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<text:a xlink:href="javascript:__doPostBack('ctl00$ContentPlaceHolder1$grdStudent_Details$ctl188$lnk_Student','')" xlink:type="simple">SUVRAT MISHRA</text:a></text:p>
          </table:table-cell>
          <table:table-cell office:value-type="string">
            <text:p>SARWAN KUMAR MISHRA</text:p>
          </table:table-cell>
          <table:table-cell office:value-type="string">
            <text:p>NEERAJ SHARM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361">
            <text:p>36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3/10/2009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<text:a xlink:href="javascript:__doPostBack('ctl00$ContentPlaceHolder1$grdStudent_Details$ctl189$lnk_Student','')" xlink:type="simple">AASHU RAIGAR</text:a></text:p>
          </table:table-cell>
          <table:table-cell office:value-type="string">
            <text:p>MUKESH KUMAR RAIGAR</text:p>
          </table:table-cell>
          <table:table-cell office:value-type="string">
            <text:p>PINKI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132">
            <text:p>132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4" office:value-type="date" office:date-value="2006-01-01">
            <text:p>01/01/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<text:a xlink:href="javascript:__doPostBack('ctl00$ContentPlaceHolder1$grdStudent_Details$ctl190$lnk_Student','')" xlink:type="simple">ADITI SHARMA</text:a></text:p>
          </table:table-cell>
          <table:table-cell office:value-type="string">
            <text:p>RANJEET KUMAR SHARMA</text:p>
          </table:table-cell>
          <table:table-cell office:value-type="string">
            <text:p>PUSHPA SHARMA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03">
            <text:p>303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5/09/2011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<text:a xlink:href="javascript:__doPostBack('ctl00$ContentPlaceHolder1$grdStudent_Details$ctl191$lnk_Student','')" xlink:type="simple">AMAR SINGH GURJAR</text:a></text:p>
          </table:table-cell>
          <table:table-cell office:value-type="string">
            <text:p>DHARM SINGH GURJAR</text:p>
          </table:table-cell>
          <table:table-cell office:value-type="string">
            <text:p>KAML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77">
            <text:p>377</text:p>
          </table:table-cell>
          <table:table-cell office:value-type="string">
            <text:p>SBC</text:p>
          </table:table-cell>
          <table:table-cell office:value-type="string">
            <text:p>Boy</text:p>
          </table:table-cell>
          <table:table-cell table:style-name="ce4" office:value-type="date" office:date-value="2009-12-11">
            <text:p>12/11/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a xlink:href="javascript:__doPostBack('ctl00$ContentPlaceHolder1$grdStudent_Details$ctl192$lnk_Student','')" xlink:type="simple">ANKITA KUMAWAT</text:a></text:p>
          </table:table-cell>
          <table:table-cell office:value-type="string">
            <text:p>KAMLESH KUMAWAT</text:p>
          </table:table-cell>
          <table:table-cell office:value-type="string">
            <text:p>MAL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20">
            <text:p>20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4" office:value-type="date" office:date-value="2007-02-06">
            <text:p>02/06/07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<text:a xlink:href="javascript:__doPostBack('ctl00$ContentPlaceHolder1$grdStudent_Details$ctl193$lnk_Student','')" xlink:type="simple">HEMANT TIWARI</text:a></text:p>
          </table:table-cell>
          <table:table-cell office:value-type="string">
            <text:p>RAJENDRA PRASAD TIWARI</text:p>
          </table:table-cell>
          <table:table-cell office:value-type="string">
            <text:p>MAMTA TIWAR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420">
            <text:p>42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09-05-07">
            <text:p>05/07/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<text:a xlink:href="javascript:__doPostBack('ctl00$ContentPlaceHolder1$grdStudent_Details$ctl194$lnk_Student','')" xlink:type="simple">KHUSHI SHARMA</text:a></text:p>
          </table:table-cell>
          <table:table-cell office:value-type="string">
            <text:p>MUKESH SHARMA</text:p>
          </table:table-cell>
          <table:table-cell office:value-type="string">
            <text:p>KIRAN SHARMA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247">
            <text:p>247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10-09-07">
            <text:p>09/07/10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<text:a xlink:href="javascript:__doPostBack('ctl00$ContentPlaceHolder1$grdStudent_Details$ctl195$lnk_Student','')" xlink:type="simple">KRISHAN KUMAR MEENA</text:a></text:p>
          </table:table-cell>
          <table:table-cell office:value-type="string">
            <text:p>KALU RAM MEENA</text:p>
          </table:table-cell>
          <table:table-cell office:value-type="string">
            <text:p>ANIT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85">
            <text:p>85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10-01-01">
            <text:p>01/01/10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<text:a xlink:href="javascript:__doPostBack('ctl00$ContentPlaceHolder1$grdStudent_Details$ctl196$lnk_Student','')" xlink:type="simple">MOHIT MEENA</text:a></text:p>
          </table:table-cell>
          <table:table-cell office:value-type="string">
            <text:p>CHETAN PRAKASH MEENA</text:p>
          </table:table-cell>
          <table:table-cell office:value-type="string">
            <text:p>NEHAIN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468">
            <text:p>46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4/08/201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a xlink:href="javascript:__doPostBack('ctl00$ContentPlaceHolder1$grdStudent_Details$ctl197$lnk_Student','')" xlink:type="simple">NARESH SHARMA</text:a></text:p>
          </table:table-cell>
          <table:table-cell office:value-type="string">
            <text:p>RAM RAY SHARMA</text:p>
          </table:table-cell>
          <table:table-cell office:value-type="string">
            <text:p>MANJU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62">
            <text:p>362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8/08/2008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<text:a xlink:href="javascript:__doPostBack('ctl00$ContentPlaceHolder1$grdStudent_Details$ctl198$lnk_Student','')" xlink:type="simple">NEHA MEENA</text:a></text:p>
          </table:table-cell>
          <table:table-cell office:value-type="string">
            <text:p>JAI NARAYAN MEENA</text:p>
          </table:table-cell>
          <table:table-cell office:value-type="string">
            <text:p>MANN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450">
            <text:p>450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6/03/2008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a xlink:href="javascript:__doPostBack('ctl00$ContentPlaceHolder1$grdStudent_Details$ctl199$lnk_Student','')" xlink:type="simple">RAJ SHREE TIWARI</text:a></text:p>
          </table:table-cell>
          <table:table-cell office:value-type="string">
            <text:p>SHIVSHANKAR TIWARI</text:p>
          </table:table-cell>
          <table:table-cell office:value-type="string">
            <text:p>SONU TIWAR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70">
            <text:p>37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09-11-06">
            <text:p>11/06/09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<text:a xlink:href="javascript:__doPostBack('ctl00$ContentPlaceHolder1$grdStudent_Details$ctl200$lnk_Student','')" xlink:type="simple">RAMKESH PRAJAPAT</text:a></text:p>
          </table:table-cell>
          <table:table-cell office:value-type="string">
            <text:p>SHANKAR LAL PRAJAPAT</text:p>
          </table:table-cell>
          <table:table-cell office:value-type="string">
            <text:p>SUMAN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481">
            <text:p>481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4" office:value-type="date" office:date-value="2007-07-08">
            <text:p>07/08/07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a xlink:href="javascript:__doPostBack('ctl00$ContentPlaceHolder1$grdStudent_Details$ctl201$lnk_Student','')" xlink:type="simple">TANISH SHARMA</text:a></text:p>
          </table:table-cell>
          <table:table-cell office:value-type="string">
            <text:p>RAM RAI SHARMA</text:p>
          </table:table-cell>
          <table:table-cell office:value-type="string">
            <text:p>KRISHNA SHARMA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104">
            <text:p>10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09-04-02">
            <text:p>04/02/09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<text:a xlink:href="javascript:__doPostBack('ctl00$ContentPlaceHolder1$grdStudent_Details$ctl202$lnk_Student','')" xlink:type="simple">VANDANA SHARMA</text:a></text:p>
          </table:table-cell>
          <table:table-cell office:value-type="string">
            <text:p>RAMESH CHAND SHARMA</text:p>
          </table:table-cell>
          <table:table-cell office:value-type="string">
            <text:p>ASHA SHARMA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05">
            <text:p>30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4/09/200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<text:a xlink:href="javascript:__doPostBack('ctl00$ContentPlaceHolder1$grdStudent_Details$ctl203$lnk_Student','')" xlink:type="simple">VINITA SHARMA</text:a></text:p>
          </table:table-cell>
          <table:table-cell office:value-type="string">
            <text:p>GURUBAKSH SHARMA</text:p>
          </table:table-cell>
          <table:table-cell office:value-type="string">
            <text:p>ANIT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102">
            <text:p>10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08-12-11">
            <text:p>12/11/08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<text:a xlink:href="javascript:__doPostBack('ctl00$ContentPlaceHolder1$grdStudent_Details$ctl204$lnk_Student','')" xlink:type="simple">AARYAN SHARMA</text:a></text:p>
          </table:table-cell>
          <table:table-cell office:value-type="string">
            <text:p>DAYA RAM SHARMA</text:p>
          </table:table-cell>
          <table:table-cell office:value-type="string">
            <text:p>KALLU DEVI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69">
            <text:p>6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6/03/2007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<text:a xlink:href="javascript:__doPostBack('ctl00$ContentPlaceHolder1$grdStudent_Details$ctl205$lnk_Student','')" xlink:type="simple">ABHISHEK SHARMA</text:a></text:p>
          </table:table-cell>
          <table:table-cell office:value-type="string">
            <text:p>RAJU SHARMA</text:p>
          </table:table-cell>
          <table:table-cell office:value-type="string">
            <text:p>BADAM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304">
            <text:p>30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30/11/20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<text:a xlink:href="javascript:__doPostBack('ctl00$ContentPlaceHolder1$grdStudent_Details$ctl206$lnk_Student','')" xlink:type="simple">ANSHU MEENA</text:a></text:p>
          </table:table-cell>
          <table:table-cell office:value-type="string">
            <text:p>RAMBABU MEENA</text:p>
          </table:table-cell>
          <table:table-cell office:value-type="string">
            <text:p>SAROJ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83">
            <text:p>83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08-01-12">
            <text:p>01/12/08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<text:a xlink:href="javascript:__doPostBack('ctl00$ContentPlaceHolder1$grdStudent_Details$ctl207$lnk_Student','')" xlink:type="simple">ARYAMAN SHARMA</text:a></text:p>
          </table:table-cell>
          <table:table-cell office:value-type="string">
            <text:p>MUKESH SHARMA</text:p>
          </table:table-cell>
          <table:table-cell office:value-type="string">
            <text:p>KIRAN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49">
            <text:p>24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09-02-01">
            <text:p>02/01/09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<text:a xlink:href="javascript:__doPostBack('ctl00$ContentPlaceHolder1$grdStudent_Details$ctl208$lnk_Student','')" xlink:type="simple">DEEPIKA PRAJAPATI</text:a></text:p>
          </table:table-cell>
          <table:table-cell office:value-type="string">
            <text:p>KAMAL KISHOR KUMHAR</text:p>
          </table:table-cell>
          <table:table-cell office:value-type="string">
            <text:p>ANITA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6">
            <text:p>26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21/12/2006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<text:a xlink:href="javascript:__doPostBack('ctl00$ContentPlaceHolder1$grdStudent_Details$ctl209$lnk_Student','')" xlink:type="simple">KANAK SHARMA</text:a></text:p>
          </table:table-cell>
          <table:table-cell office:value-type="string">
            <text:p>KAMLESH SHARMA</text:p>
          </table:table-cell>
          <table:table-cell office:value-type="string">
            <text:p>MANISHA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48">
            <text:p>48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05-12-11">
            <text:p>12/11/05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<text:a xlink:href="javascript:__doPostBack('ctl00$ContentPlaceHolder1$grdStudent_Details$ctl210$lnk_Student','')" xlink:type="simple">KANIKA SHARMA</text:a></text:p>
          </table:table-cell>
          <table:table-cell office:value-type="string">
            <text:p>RAMBABU SHARMA</text:p>
          </table:table-cell>
          <table:table-cell office:value-type="string">
            <text:p>MADHU BALA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70">
            <text:p>7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7/09/2008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<text:a xlink:href="javascript:__doPostBack('ctl00$ContentPlaceHolder1$grdStudent_Details$ctl211$lnk_Student','')" xlink:type="simple">PALAK SHARMA</text:a></text:p>
          </table:table-cell>
          <table:table-cell office:value-type="string">
            <text:p>GHANSHYAM SHARMA</text:p>
          </table:table-cell>
          <table:table-cell office:value-type="string">
            <text:p>KALAWATI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45">
            <text:p>4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5/07/2005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<text:a xlink:href="javascript:__doPostBack('ctl00$ContentPlaceHolder1$grdStudent_Details$ctl212$lnk_Student','')" xlink:type="simple">PUSPENDRA SHARMA</text:a></text:p>
          </table:table-cell>
          <table:table-cell office:value-type="string">
            <text:p>GIRIRAJ PRASAD SHARMA</text:p>
          </table:table-cell>
          <table:table-cell office:value-type="string">
            <text:p>USHA DEVI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04">
            <text:p>20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9/07/2008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<text:a xlink:href="javascript:__doPostBack('ctl00$ContentPlaceHolder1$grdStudent_Details$ctl213$lnk_Student','')" xlink:type="simple">RAKSHANSH DESHMUKH</text:a></text:p>
          </table:table-cell>
          <table:table-cell office:value-type="string">
            <text:p>SHIV RAJ DESHMUKH</text:p>
          </table:table-cell>
          <table:table-cell office:value-type="string">
            <text:p>NEELAM DESHMUKH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46">
            <text:p>24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09-01-01">
            <text:p>01/01/09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<text:a xlink:href="javascript:__doPostBack('ctl00$ContentPlaceHolder1$grdStudent_Details$ctl214$lnk_Student','')" xlink:type="simple">RITIKA SHARMA</text:a></text:p>
          </table:table-cell>
          <table:table-cell office:value-type="string">
            <text:p>VIJAY KUMAR SHARMA</text:p>
          </table:table-cell>
          <table:table-cell office:value-type="string">
            <text:p>ARCHANA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10">
            <text:p>1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07-11-08">
            <text:p>11/08/07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<text:a xlink:href="javascript:__doPostBack('ctl00$ContentPlaceHolder1$grdStudent_Details$ctl215$lnk_Student','')" xlink:type="simple">VICKEY VERMA</text:a></text:p>
          </table:table-cell>
          <table:table-cell office:value-type="string">
            <text:p>BIRDI CHAND VERMA</text:p>
          </table:table-cell>
          <table:table-cell office:value-type="string">
            <text:p>INDIRA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2">
            <text:p>22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4" office:value-type="date" office:date-value="2007-07-02">
            <text:p>07/02/07</text:p>
          </table:table-cell>
          <table:table-cell office:value-type="string">
            <text:p>Not Applicable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<text:a xlink:href="javascript:__doPostBack('ctl00$ContentPlaceHolder1$grdStudent_Details$ctl216$lnk_Student','')" xlink:type="simple">ZAHEER KHAN</text:a></text:p>
          </table:table-cell>
          <table:table-cell office:value-type="string">
            <text:p>CHUTTAN KHAN</text:p>
          </table:table-cell>
          <table:table-cell office:value-type="string">
            <text:p>NYAMAT BANO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39">
            <text:p>3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6/02/2009</text:p>
          </table:table-cell>
          <table:table-cell office:value-type="string">
            <text:p>Not Applicable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<text:a xlink:href="javascript:__doPostBack('ctl00$ContentPlaceHolder1$grdStudent_Details$ctl217$lnk_Student','')" xlink:type="simple">AMAN MEENA</text:a></text:p>
          </table:table-cell>
          <table:table-cell office:value-type="string">
            <text:p>HARI NARAYAN MEENA</text:p>
          </table:table-cell>
          <table:table-cell office:value-type="string">
            <text:p>LEEL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366">
            <text:p>366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06-04-03">
            <text:p>04/03/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<text:a xlink:href="javascript:__doPostBack('ctl00$ContentPlaceHolder1$grdStudent_Details$ctl218$lnk_Student','')" xlink:type="simple">AMIT MEENA</text:a></text:p>
          </table:table-cell>
          <table:table-cell office:value-type="string">
            <text:p>RAM KISHOR MEENA</text:p>
          </table:table-cell>
          <table:table-cell office:value-type="string">
            <text:p>SAPN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19">
            <text:p>419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11-01-01">
            <text:p>01/01/1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<text:a xlink:href="javascript:__doPostBack('ctl00$ContentPlaceHolder1$grdStudent_Details$ctl219$lnk_Student','')" xlink:type="simple">AMIT MEENA</text:a></text:p>
          </table:table-cell>
          <table:table-cell office:value-type="string">
            <text:p>SURESH MEENA</text:p>
          </table:table-cell>
          <table:table-cell office:value-type="string">
            <text:p>RAMPATI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56">
            <text:p>256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9/02/2008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a xlink:href="javascript:__doPostBack('ctl00$ContentPlaceHolder1$grdStudent_Details$ctl220$lnk_Student','')" xlink:type="simple">ASHISH KUMAR MEENA</text:a></text:p>
          </table:table-cell>
          <table:table-cell office:value-type="string">
            <text:p>PRADEEP MEENA</text:p>
          </table:table-cell>
          <table:table-cell office:value-type="string">
            <text:p>SUNIT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2">
            <text:p>402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6/12/200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<text:a xlink:href="javascript:__doPostBack('ctl00$ContentPlaceHolder1$grdStudent_Details$ctl221$lnk_Student','')" xlink:type="simple">BHAVESH TIWARI</text:a></text:p>
          </table:table-cell>
          <table:table-cell office:value-type="string">
            <text:p>YASHODHAR TIWARI</text:p>
          </table:table-cell>
          <table:table-cell office:value-type="string">
            <text:p>CHANDR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1">
            <text:p>40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05-02-04">
            <text:p>02/04/0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<text:a xlink:href="javascript:__doPostBack('ctl00$ContentPlaceHolder1$grdStudent_Details$ctl222$lnk_Student','')" xlink:type="simple">DILKHUSH MEENA</text:a></text:p>
          </table:table-cell>
          <table:table-cell office:value-type="string">
            <text:p>BANWARI LAL MEENA</text:p>
          </table:table-cell>
          <table:table-cell office:value-type="string">
            <text:p>RAM DULARI MEENA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9">
            <text:p>409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0/04/20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<text:a xlink:href="javascript:__doPostBack('ctl00$ContentPlaceHolder1$grdStudent_Details$ctl223$lnk_Student','')" xlink:type="simple">GOURV SHARMA</text:a></text:p>
          </table:table-cell>
          <table:table-cell office:value-type="string">
            <text:p>KAMLESH KUMAR SHARMA</text:p>
          </table:table-cell>
          <table:table-cell office:value-type="string">
            <text:p>MANISHA DEVI SHARMA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57">
            <text:p>25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4/07/20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<text:a xlink:href="javascript:__doPostBack('ctl00$ContentPlaceHolder1$grdStudent_Details$ctl224$lnk_Student','')" xlink:type="simple">JATIN RAJ MEENA</text:a></text:p>
          </table:table-cell>
          <table:table-cell office:value-type="string">
            <text:p>ASHOK KUMAR MEENA</text:p>
          </table:table-cell>
          <table:table-cell office:value-type="string">
            <text:p>MEERA MEENA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59">
            <text:p>259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07-01-01">
            <text:p>01/01/07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<text:a xlink:href="javascript:__doPostBack('ctl00$ContentPlaceHolder1$grdStudent_Details$ctl225$lnk_Student','')" xlink:type="simple">KULDEEP MEENA</text:a></text:p>
          </table:table-cell>
          <table:table-cell office:value-type="string">
            <text:p>DAYAL CHAND MEENA</text:p>
          </table:table-cell>
          <table:table-cell office:value-type="string">
            <text:p>KRISHN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61">
            <text:p>261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7/04/2010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<text:a xlink:href="javascript:__doPostBack('ctl00$ContentPlaceHolder1$grdStudent_Details$ctl226$lnk_Student','')" xlink:type="simple">NARENDRA NAWARIYA</text:a></text:p>
          </table:table-cell>
          <table:table-cell office:value-type="string">
            <text:p>RAJENDRA NAWARIYA</text:p>
          </table:table-cell>
          <table:table-cell office:value-type="string">
            <text:p>MEEN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66">
            <text:p>266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7/07/2008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<text:a xlink:href="javascript:__doPostBack('ctl00$ContentPlaceHolder1$grdStudent_Details$ctl227$lnk_Student','')" xlink:type="simple">PAYAL SHARMA</text:a></text:p>
          </table:table-cell>
          <table:table-cell office:value-type="string">
            <text:p>MUKESH KUMAR SHARMA</text:p>
          </table:table-cell>
          <table:table-cell office:value-type="string">
            <text:p>MEERA SHARMA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5">
            <text:p>40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08-01-01">
            <text:p>01/01/08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<text:a xlink:href="javascript:__doPostBack('ctl00$ContentPlaceHolder1$grdStudent_Details$ctl228$lnk_Student','')" xlink:type="simple">SHUBHAM SHARMA</text:a></text:p>
          </table:table-cell>
          <table:table-cell office:value-type="string">
            <text:p>KAILASH CHAND SHARMA</text:p>
          </table:table-cell>
          <table:table-cell office:value-type="string">
            <text:p>SHEEL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399">
            <text:p>39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05-12-09">
            <text:p>12/09/0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<text:a xlink:href="javascript:__doPostBack('ctl00$ContentPlaceHolder1$grdStudent_Details$ctl229$lnk_Student','')" xlink:type="simple">SONA GURJAR</text:a></text:p>
          </table:table-cell>
          <table:table-cell office:value-type="string">
            <text:p>DHARM SINGH GURJAR</text:p>
          </table:table-cell>
          <table:table-cell office:value-type="string">
            <text:p>KAML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378">
            <text:p>378</text:p>
          </table:table-cell>
          <table:table-cell office:value-type="string">
            <text:p>SBC</text:p>
          </table:table-cell>
          <table:table-cell office:value-type="string">
            <text:p>Girl</text:p>
          </table:table-cell>
          <table:table-cell table:style-name="ce4" office:value-type="date" office:date-value="2006-01-07">
            <text:p>01/07/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<text:a xlink:href="javascript:__doPostBack('ctl00$ContentPlaceHolder1$grdStudent_Details$ctl230$lnk_Student','')" xlink:type="simple">SUMIT SHARMA</text:a></text:p>
          </table:table-cell>
          <table:table-cell office:value-type="string">
            <text:p>BANWARI LAL SHARMA</text:p>
          </table:table-cell>
          <table:table-cell office:value-type="string">
            <text:p>KAML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80">
            <text:p>48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1/07/20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<text:a xlink:href="javascript:__doPostBack('ctl00$ContentPlaceHolder1$grdStudent_Details$ctl231$lnk_Student','')" xlink:type="simple">SURAJ MEENA</text:a></text:p>
          </table:table-cell>
          <table:table-cell office:value-type="string">
            <text:p>NAND KISHOR MEENA</text:p>
          </table:table-cell>
          <table:table-cell office:value-type="string">
            <text:p>POONAM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64">
            <text:p>264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07-07-07">
            <text:p>07/07/07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<text:a xlink:href="javascript:__doPostBack('ctl00$ContentPlaceHolder1$grdStudent_Details$ctl232$lnk_Student','')" xlink:type="simple">SWAPNIL TIWARI</text:a></text:p>
          </table:table-cell>
          <table:table-cell office:value-type="string">
            <text:p>JAGDISH TIWARI</text:p>
          </table:table-cell>
          <table:table-cell office:value-type="string">
            <text:p>REKH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71">
            <text:p>47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4/04/2008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<text:a xlink:href="javascript:__doPostBack('ctl00$ContentPlaceHolder1$grdStudent_Details$ctl233$lnk_Student','')" xlink:type="simple">YASHVERDHAN SINGH</text:a></text:p>
          </table:table-cell>
          <table:table-cell office:value-type="string">
            <text:p>ASHOK SINGH</text:p>
          </table:table-cell>
          <table:table-cell office:value-type="string">
            <text:p>HEM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3">
            <text:p>40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4" office:value-type="date" office:date-value="2006-05-10">
            <text:p>05/10/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<text:a xlink:href="javascript:__doPostBack('ctl00$ContentPlaceHolder1$grdStudent_Details$ctl234$lnk_Student','')" xlink:type="simple">MOHAMMAD SARFARAJ</text:a></text:p>
          </table:table-cell>
          <table:table-cell office:value-type="string">
            <text:p>NAWAB MOHAMMAD KHAN</text:p>
          </table:table-cell>
          <table:table-cell office:value-type="string">
            <text:p>RAISA</text:p>
          </table:table-cell>
          <table:table-cell office:value-type="string">
            <text:p>Ninth</text:p>
          </table:table-cell>
          <table:table-cell office:value-type="string">
            <text:p>English</text:p>
          </table:table-cell>
          <table:table-cell office:value-type="float" office:value="363">
            <text:p>36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30/09/20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<text:a xlink:href="javascript:__doPostBack('ctl00$ContentPlaceHolder1$grdStudent_Details$ctl235$lnk_Student','')" xlink:type="simple">SAKSHI SHARMA</text:a></text:p>
          </table:table-cell>
          <table:table-cell office:value-type="string">
            <text:p>RAJENDRA KUMAR SHARMA</text:p>
          </table:table-cell>
          <table:table-cell office:value-type="string">
            <text:p>MITHLESH SHARMA</text:p>
          </table:table-cell>
          <table:table-cell office:value-type="string">
            <text:p>Ninth</text:p>
          </table:table-cell>
          <table:table-cell office:value-type="string">
            <text:p>English</text:p>
          </table:table-cell>
          <table:table-cell office:value-type="float" office:value="301">
            <text:p>301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4" office:value-type="date" office:date-value="2005-09-11">
            <text:p>09/11/0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<text:a xlink:href="javascript:__doPostBack('ctl00$ContentPlaceHolder1$grdStudent_Details$ctl236$lnk_Student','')" xlink:type="simple">SALONI SHARMA</text:a></text:p>
          </table:table-cell>
          <table:table-cell office:value-type="string">
            <text:p>RAMBABU SHARMA</text:p>
          </table:table-cell>
          <table:table-cell office:value-type="string">
            <text:p>MADHU BALA SHARMA</text:p>
          </table:table-cell>
          <table:table-cell office:value-type="string">
            <text:p>Ninth</text:p>
          </table:table-cell>
          <table:table-cell office:value-type="string">
            <text:p>English</text:p>
          </table:table-cell>
          <table:table-cell office:value-type="float" office:value="262">
            <text:p>26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4/09/20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<text:a xlink:href="javascript:__doPostBack('ctl00$ContentPlaceHolder1$grdStudent_Details$ctl237$lnk_Student','')" xlink:type="simple">SUMAN VERMA</text:a></text:p>
          </table:table-cell>
          <table:table-cell office:value-type="string">
            <text:p>BIRDI CHAND VERMA</text:p>
          </table:table-cell>
          <table:table-cell office:value-type="string">
            <text:p>INDRA DEVI</text:p>
          </table:table-cell>
          <table:table-cell office:value-type="string">
            <text:p>Ninth</text:p>
          </table:table-cell>
          <table:table-cell office:value-type="string">
            <text:p>English</text:p>
          </table:table-cell>
          <table:table-cell office:value-type="float" office:value="316">
            <text:p>316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30/10/200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<text:a xlink:href="javascript:__doPostBack('ctl00$ContentPlaceHolder1$grdStudent_Details$ctl238$lnk_Student','')" xlink:type="simple">DHEERAJ SHARMA</text:a></text:p>
          </table:table-cell>
          <table:table-cell office:value-type="string">
            <text:p>KRISHNA KUMAR SHARMA</text:p>
          </table:table-cell>
          <table:table-cell office:value-type="string">
            <text:p>SITA DEVI SHARMA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98">
            <text:p>39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3/09/2005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<text:a xlink:href="javascript:__doPostBack('ctl00$ContentPlaceHolder1$grdStudent_Details$ctl239$lnk_Student','')" xlink:type="simple">NITESH MEENA</text:a></text:p>
          </table:table-cell>
          <table:table-cell office:value-type="string">
            <text:p>THAKUR SINGH</text:p>
          </table:table-cell>
          <table:table-cell office:value-type="string">
            <text:p>PREM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298">
            <text:p>29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7/08/2006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<text:a xlink:href="javascript:__doPostBack('ctl00$ContentPlaceHolder1$grdStudent_Details$ctl240$lnk_Student','')" xlink:type="simple">PRIYANSHU JOSHI</text:a></text:p>
          </table:table-cell>
          <table:table-cell office:value-type="string">
            <text:p>GOVIND PRASAD JOSHI</text:p>
          </table:table-cell>
          <table:table-cell office:value-type="string">
            <text:p>INDRA DEVI JOSH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79">
            <text:p>37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3/200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<text:a xlink:href="javascript:__doPostBack('ctl00$ContentPlaceHolder1$grdStudent_Details$ctl241$lnk_Student','')" xlink:type="simple">ROHIT MEENA</text:a></text:p>
          </table:table-cell>
          <table:table-cell office:value-type="string">
            <text:p>KANCHAN MEENA</text:p>
          </table:table-cell>
          <table:table-cell office:value-type="string">
            <text:p>SUSHIL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51">
            <text:p>351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04-01-04">
            <text:p>01/04/04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<text:a xlink:href="javascript:__doPostBack('ctl00$ContentPlaceHolder1$grdStudent_Details$ctl242$lnk_Student','')" xlink:type="simple">SANJAY MEENA</text:a></text:p>
          </table:table-cell>
          <table:table-cell office:value-type="string">
            <text:p>ASHOK KUMAR MEENA</text:p>
          </table:table-cell>
          <table:table-cell office:value-type="string">
            <text:p>MEER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28">
            <text:p>32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4" office:value-type="date" office:date-value="2005-02-07">
            <text:p>02/07/0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<text:a xlink:href="javascript:__doPostBack('ctl00$ContentPlaceHolder1$grdStudent_Details$ctl243$lnk_Student','')" xlink:type="simple">UDAY CHAND SHARMA</text:a></text:p>
          </table:table-cell>
          <table:table-cell office:value-type="string">
            <text:p>GIRRAJ PRASAD SHARMA</text:p>
          </table:table-cell>
          <table:table-cell office:value-type="string">
            <text:p>SIT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25">
            <text:p>32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4/12/2005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<text:a xlink:href="javascript:__doPostBack('ctl00$ContentPlaceHolder1$grdStudent_Details$ctl244$lnk_Student','')" xlink:type="simple">VIJAY BHARTI MEENA</text:a></text:p>
          </table:table-cell>
          <table:table-cell office:value-type="string">
            <text:p>HARI NARAYAN MEENA</text:p>
          </table:table-cell>
          <table:table-cell office:value-type="string">
            <text:p>LEEL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68">
            <text:p>368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table:style-name="ce4" office:value-type="date" office:date-value="2005-09-02">
            <text:p>09/02/05</text:p>
          </table:table-cell>
          <table:table-cell office:value-type="string">
            <text:p>NO</text:p>
          </table:table-cell>
          <table:table-cell/>
        </table:table-row>
      </table:table>
      <table:table table:name="staff" table:style-name="ta1">
        <table:table-column table:style-name="co1" table:default-cell-style-name="ce7"/>
        <table:table-column table:style-name="co1" table:number-columns-repeated="4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5"/>
        <table:table-row table:style-name="ro3">
          <table:table-cell table:style-name="ce6" office:value-type="string">
            <text:p>Sr.No.</text:p>
          </table:table-cell>
          <table:table-cell table:style-name="ce6" office:value-type="string">
            <text:p>Employee (Type)</text:p>
          </table:table-cell>
          <table:table-cell table:style-name="ce8" office:value-type="string">
            <text:p>Current designation of employee</text:p>
          </table:table-cell>
          <table:table-cell table:style-name="ce8" office:value-type="string">
            <text:p>name of employee</text:p>
          </table:table-cell>
          <table:table-cell table:style-name="ce8" office:value-type="string">
            <text:p>father's name</text:p>
          </table:table-cell>
          <table:table-cell table:style-name="ce8" office:value-type="string">
            <text:p>date of birth</text:p>
          </table:table-cell>
          <table:table-cell table:style-name="ce8" office:value-type="string">
            <text:p>Gender</text:p>
          </table:table-cell>
          <table:table-cell table:style-name="ce8" office:value-type="string">
            <text:p>caste</text:p>
          </table:table-cell>
          <table:table-cell table:style-name="ce8" office:value-type="string">
            <text:p>Educational qualification</text:p>
          </table:table-cell>
          <table:table-cell table:style-name="ce8" office:value-type="string">
            <text:p>Pacific ability</text:p>
          </table:table-cell>
          <table:table-cell table:style-name="ce6" office:value-type="string">
            <text:p>Is the teacher RTET / REET / CTET qualified?</text:p>
          </table:table-cell>
          <table:table-cell table:style-name="ce8" office:value-type="string">
            <text:p>Appointment Date</text:p>
          </table:table-cell>
          <table:table-cell table:style-name="ce6" office:value-type="string">
            <text:p>Employee's Mobile No.</text:p>
          </table:table-cell>
          <table:table-cell table:style-name="ce8" office:value-type="string">
            <text:p>Current employee's subject</text:p>
          </table:table-cell>
          <table:table-cell table:style-name="ce8" office:value-type="string">
            <text:p>relieve date</text:p>
          </table:table-cell>
          <table:table-cell table:style-name="ce8" office:value-type="string">
            <text:p>Relieve stat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ing</text:p>
          </table:table-cell>
          <table:table-cell office:value-type="string">
            <text:p>Prinicipal</text:p>
          </table:table-cell>
          <table:table-cell office:value-type="string">
            <text:p>TANVI DESHMUKH</text:p>
          </table:table-cell>
          <table:table-cell office:value-type="string">
            <text:p>SHIVRAJ DESHMUKH</text:p>
          </table:table-cell>
          <table:table-cell office:value-type="date" office:date-value="1983-04-06">
            <text:p>04/06/83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6-01-08">
            <text:p>01/08/16</text:p>
          </table:table-cell>
          <table:table-cell office:value-type="float" office:value="9782581389">
            <text:p>9782581389</text:p>
          </table:table-cell>
          <table:table-cell office:value-type="string">
            <text:p>Social Studies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JAGJIVAN PRASAD SHARMA</text:p>
          </table:table-cell>
          <table:table-cell office:value-type="string">
            <text:p>GIRIRAJ PRASAD SHARMA</text:p>
          </table:table-cell>
          <table:table-cell office:value-type="date" office:date-value="1991-01-02">
            <text:p>01/02/91</text:p>
          </table:table-cell>
          <table:table-cell office:value-type="string">
            <text:p>Male</text:p>
          </table:table-cell>
          <table:table-cell office:value-type="string">
            <text:p>GENERAL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7791943197">
            <text:p>7791943197</text:p>
          </table:table-cell>
          <table:table-cell office:value-type="string">
            <text:p>Sanskrit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eaching</text:p>
          </table:table-cell>
          <table:table-cell office:value-type="string">
            <text:p>Computer Operator</text:p>
          </table:table-cell>
          <table:table-cell office:value-type="string">
            <text:p>SONIYA GUPTA</text:p>
          </table:table-cell>
          <table:table-cell office:value-type="string">
            <text:p>SUBHASH CHANDRA GUPTA</text:p>
          </table:table-cell>
          <table:table-cell office:value-type="date" office:date-value="1996-11-05">
            <text:p>11/05/96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No Any Qualification</text:p>
          </table:table-cell>
          <table:table-cell office:value-type="string">
            <text:p>No</text:p>
          </table:table-cell>
          <table:table-cell office:value-type="date" office:date-value="2016-01-07">
            <text:p>01/07/16</text:p>
          </table:table-cell>
          <table:table-cell office:value-type="float" office:value="7357271664">
            <text:p>7357271664</text:p>
          </table:table-cell>
          <table:table-cell office:value-type="string">
            <text:p>Mathematics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aching</text:p>
          </table:table-cell>
          <table:table-cell office:value-type="string">
            <text:p>PGT Or Lecturer</text:p>
          </table:table-cell>
          <table:table-cell office:value-type="string">
            <text:p>SHIKHA KHANDELAL</text:p>
          </table:table-cell>
          <table:table-cell office:value-type="string">
            <text:p>BRIJ BIHARI KHANDELWAL</text:p>
          </table:table-cell>
          <table:table-cell table:style-name="ce2" office:value-type="string">
            <text:p>16/07/1994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4-01-11">
            <text:p>01/11/14</text:p>
          </table:table-cell>
          <table:table-cell office:value-type="float" office:value="7737585898">
            <text:p>7737585898</text:p>
          </table:table-cell>
          <table:table-cell office:value-type="string">
            <text:p>English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BHAWANA SHARMA</text:p>
          </table:table-cell>
          <table:table-cell office:value-type="string">
            <text:p>LALLU RAM SHARMA</text:p>
          </table:table-cell>
          <table:table-cell office:value-type="date" office:date-value="1994-02-08">
            <text:p>02/08/94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5-01-07">
            <text:p>01/07/15</text:p>
          </table:table-cell>
          <table:table-cell office:value-type="float" office:value="7220988460">
            <text:p>7220988460</text:p>
          </table:table-cell>
          <table:table-cell office:value-type="string">
            <text:p>English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TEJ PRAKASH SONI</text:p>
          </table:table-cell>
          <table:table-cell office:value-type="string">
            <text:p>BABU LAL SONI</text:p>
          </table:table-cell>
          <table:table-cell table:style-name="ce2" office:value-type="string">
            <text:p>24/07/1992</text:p>
          </table:table-cell>
          <table:table-cell office:value-type="string">
            <text:p>Male</text:p>
          </table:table-cell>
          <table:table-cell office:value-type="string">
            <text:p>OBC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4-01-07">
            <text:p>01/07/14</text:p>
          </table:table-cell>
          <table:table-cell office:value-type="float" office:value="9680308347">
            <text:p>9680308347</text:p>
          </table:table-cell>
          <table:table-cell office:value-type="string">
            <text:p>Mathematics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MANISHA SHARMA</text:p>
          </table:table-cell>
          <table:table-cell office:value-type="string">
            <text:p>GIRRIRAJ SHARMA</text:p>
          </table:table-cell>
          <table:table-cell office:value-type="date" office:date-value="1996-01-08">
            <text:p>01/08/96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7062464094">
            <text:p>7062464094</text:p>
          </table:table-cell>
          <table:table-cell office:value-type="string">
            <text:p>Hindi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eaching</text:p>
          </table:table-cell>
          <table:table-cell office:value-type="string">
            <text:p>Teacher Level 2</text:p>
          </table:table-cell>
          <table:table-cell office:value-type="string">
            <text:p>MEENA SHARMA</text:p>
          </table:table-cell>
          <table:table-cell office:value-type="string">
            <text:p>NATHU LAL SHARMA</text:p>
          </table:table-cell>
          <table:table-cell table:style-name="ce2" office:value-type="string">
            <text:p>15/10/1995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9799807311">
            <text:p>9799807311</text:p>
          </table:table-cell>
          <table:table-cell office:value-type="string">
            <text:p>Social Studies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nTeaching</text:p>
          </table:table-cell>
          <table:table-cell office:value-type="string">
            <text:p>Lab Assistant</text:p>
          </table:table-cell>
          <table:table-cell office:value-type="string">
            <text:p>RAM BABU SHARMA</text:p>
          </table:table-cell>
          <table:table-cell office:value-type="string">
            <text:p>SURAJ MAL SHARMA</text:p>
          </table:table-cell>
          <table:table-cell office:value-type="date" office:date-value="1972-11-09">
            <text:p>11/09/72</text:p>
          </table:table-cell>
          <table:table-cell office:value-type="string">
            <text:p>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No Any Qualification</text:p>
          </table:table-cell>
          <table:table-cell office:value-type="string">
            <text:p>No</text:p>
          </table:table-cell>
          <table:table-cell table:style-name="ce2" office:value-type="string">
            <text:p>21/06/2017</text:p>
          </table:table-cell>
          <table:table-cell office:value-type="float" office:value="9799199735">
            <text:p>9799199735</text:p>
          </table:table-cell>
          <table:table-cell office:value-type="string">
            <text:p>Not Applicable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nTeaching</text:p>
          </table:table-cell>
          <table:table-cell office:value-type="string">
            <text:p>Art Teacher</text:p>
          </table:table-cell>
          <table:table-cell office:value-type="string">
            <text:p>NEHA SHARMA</text:p>
          </table:table-cell>
          <table:table-cell office:value-type="string">
            <text:p>SHIV DAYAL SHARMA</text:p>
          </table:table-cell>
          <table:table-cell table:style-name="ce2" office:value-type="string">
            <text:p>29/08/1998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Senior Sec. Or Higher Sec.</text:p>
          </table:table-cell>
          <table:table-cell office:value-type="string">
            <text:p>No Any Qualification</text:p>
          </table:table-cell>
          <table:table-cell office:value-type="string">
            <text:p>No</text:p>
          </table:table-cell>
          <table:table-cell table:style-name="ce2" office:value-type="string">
            <text:p>21/06/2017</text:p>
          </table:table-cell>
          <table:table-cell office:value-type="float" office:value="7568775312">
            <text:p>7568775312</text:p>
          </table:table-cell>
          <table:table-cell office:value-type="string">
            <text:p>Not Applicable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nTeaching</text:p>
          </table:table-cell>
          <table:table-cell office:value-type="string">
            <text:p>Office Assistant</text:p>
          </table:table-cell>
          <table:table-cell office:value-type="string">
            <text:p>NEELAM DESHMUKH</text:p>
          </table:table-cell>
          <table:table-cell office:value-type="string">
            <text:p>SHIVRAM GUPTA</text:p>
          </table:table-cell>
          <table:table-cell table:style-name="ce2" office:value-type="string">
            <text:p>17/01/1954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No Any Qualification</text:p>
          </table:table-cell>
          <table:table-cell office:value-type="string">
            <text:p>No</text:p>
          </table:table-cell>
          <table:table-cell office:value-type="date" office:date-value="2014-01-07">
            <text:p>01/07/14</text:p>
          </table:table-cell>
          <table:table-cell office:value-type="float" office:value="9057943840">
            <text:p>9057943840</text:p>
          </table:table-cell>
          <table:table-cell office:value-type="string">
            <text:p>Not Applicable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MANASVI DESHMUKH</text:p>
          </table:table-cell>
          <table:table-cell office:value-type="string">
            <text:p>SHIV RAJ DESHMUKH</text:p>
          </table:table-cell>
          <table:table-cell table:style-name="ce2" office:value-type="string">
            <text:p>18/10/1987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8233178224">
            <text:p>8233178224</text:p>
          </table:table-cell>
          <table:table-cell office:value-type="string">
            <text:p>Science</text:p>
          </table:table-cell>
          <table:table-cell office:value-type="string">
            <text:p>31/07/20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eaching</text:p>
          </table:table-cell>
          <table:table-cell office:value-type="string">
            <text:p>Teacher Level 2</text:p>
          </table:table-cell>
          <table:table-cell office:value-type="string">
            <text:p>KAMALA MAHAWAR</text:p>
          </table:table-cell>
          <table:table-cell office:value-type="string">
            <text:p>MANNA LAL</text:p>
          </table:table-cell>
          <table:table-cell office:value-type="date" office:date-value="1993-07-07">
            <text:p>07/07/93</text:p>
          </table:table-cell>
          <table:table-cell office:value-type="string">
            <text:p>Female</text:p>
          </table:table-cell>
          <table:table-cell office:value-type="string">
            <text:p>SC</text:p>
          </table:table-cell>
          <table:table-cell office:value-type="string">
            <text:p>Graduate</text:p>
          </table:table-cell>
          <table:table-cell office:value-type="string">
            <text:p>BSTC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8890933640">
            <text:p>8890933640</text:p>
          </table:table-cell>
          <table:table-cell office:value-type="string">
            <text:p>Hindi (Compulsary)</text:p>
          </table:table-cell>
          <table:table-cell office:value-type="string">
            <text:p>31/07/2017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aching</text:p>
          </table:table-cell>
          <table:table-cell office:value-type="string">
            <text:p>Teacher Level 2</text:p>
          </table:table-cell>
          <table:table-cell office:value-type="string">
            <text:p>VIDHYA SHARMA</text:p>
          </table:table-cell>
          <table:table-cell office:value-type="string">
            <text:p>HANUMAN SAHAY SHARMA</text:p>
          </table:table-cell>
          <table:table-cell office:value-type="date" office:date-value="1995-12-04">
            <text:p>12/04/95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BSTC</text:p>
          </table:table-cell>
          <table:table-cell office:value-type="string">
            <text:p>Yes</text:p>
          </table:table-cell>
          <table:table-cell office:value-type="date" office:date-value="2015-01-07">
            <text:p>01/07/15</text:p>
          </table:table-cell>
          <table:table-cell office:value-type="float" office:value="8290086378">
            <text:p>8290086378</text:p>
          </table:table-cell>
          <table:table-cell office:value-type="string">
            <text:p>Social Studies</text:p>
          </table:table-cell>
          <table:table-cell office:value-type="string">
            <text:p>30/06/2017</text:p>
          </table:table-cell>
          <table:table-cell/>
        </table:table-row>
      </table:table>
      <table:table table:name="last_year_student" table:style-name="ta1">
        <table:table-column table:style-name="co1" table:default-cell-style-name="ce9"/>
        <table:table-column table:style-name="co1" table:number-columns-repeated="38" table:default-cell-style-name="ce11"/>
        <table:table-column table:style-name="co1" table:default-cell-style-name="ce15"/>
        <table:table-row table:style-name="ro4">
          <table:table-cell office:value-type="string">
            <text:p>S.No.</text:p>
          </table:table-cell>
          <table:table-cell office:value-type="string">
            <text:p>Student Name</text:p>
          </table:table-cell>
          <table:table-cell office:value-type="string">
            <text:p>Father Name</text:p>
          </table:table-cell>
          <table:table-cell office:value-type="string">
            <text:p>Mother Name</text:p>
          </table:table-cell>
          <table:table-cell office:value-type="string">
            <text:p>DOB</text:p>
          </table:table-cell>
          <table:table-cell office:value-type="string">
            <text:p>Gender</text:p>
          </table:table-cell>
          <table:table-cell office:value-type="string">
            <text:p>Social Category</text:p>
          </table:table-cell>
          <table:table-cell office:value-type="string">
            <text:p>Religion</text:p>
          </table:table-cell>
          <table:table-cell office:value-type="string">
            <text:p>Mother Tongue</text:p>
          </table:table-cell>
          <table:table-cell office:value-type="string">
            <text:p>Rural/Urban</text:p>
          </table:table-cell>
          <table:table-cell office:value-type="string">
            <text:p>Habitation or Locality</text:p>
          </table:table-cell>
          <table:table-cell office:value-type="string">
            <text:p>Date of Admission</text:p>
          </table:table-cell>
          <table:table-cell office:value-type="string">
            <text:p>Admission Number/SR No</text:p>
          </table:table-cell>
          <table:table-cell office:value-type="string">
            <text:p>Belong To BPL</text:p>
          </table:table-cell>
          <table:table-cell office:value-type="string">
            <text:p>Belong to Disadvantaged Group</text:p>
          </table:table-cell>
          <table:table-cell office:value-type="string">
            <text:p>Getting Free Education</text:p>
          </table:table-cell>
          <table:table-cell office:value-type="string">
            <text:p>Studying in Class</text:p>
          </table:table-cell>
          <table:table-cell office:value-type="string">
            <text:p>Class Studied in Prev. Year</text:p>
          </table:table-cell>
          <table:table-cell office:value-type="string">
            <text:p>If in Class 1, Status of Previous Year</text:p>
          </table:table-cell>
          <table:table-cell office:value-type="string">
            <text:p>Days child attended school (in the prev. year)</text:p>
          </table:table-cell>
          <table:table-cell office:value-type="string">
            <text:p>Medium of Instruction</text:p>
          </table:table-cell>
          <table:table-cell office:value-type="string">
            <text:p>Type of Disablity</text:p>
          </table:table-cell>
          <table:table-cell office:value-type="string">
            <text:p>Facilities received by CWSN</text:p>
          </table:table-cell>
          <table:table-cell office:value-type="string">
            <text:p>No. Of Uniform Sets</text:p>
          </table:table-cell>
          <table:table-cell office:value-type="string">
            <text:p>Free Text Books</text:p>
          </table:table-cell>
          <table:table-cell office:value-type="string">
            <text:p>Free Transport</text:p>
          </table:table-cell>
          <table:table-cell office:value-type="string">
            <text:p>Free Escort</text:p>
          </table:table-cell>
          <table:table-cell office:value-type="string">
            <text:p>MDM Beneficiary</text:p>
          </table:table-cell>
          <table:table-cell office:value-type="string">
            <text:p>Free Hostel Facility</text:p>
          </table:table-cell>
          <table:table-cell office:value-type="string">
            <text:p>Child attended Special Training</text:p>
          </table:table-cell>
          <table:table-cell office:value-type="string">
            <text:p>In Last Examination Appeard</text:p>
          </table:table-cell>
          <table:table-cell office:value-type="string">
            <text:p>In Last Examination Passed</text:p>
          </table:table-cell>
          <table:table-cell office:value-type="string">
            <text:p>In Last Examination % Marks</text:p>
          </table:table-cell>
          <table:table-cell office:value-type="string">
            <text:p>Stream (Grades 11 &amp; 12)</text:p>
          </table:table-cell>
          <table:table-cell office:value-type="string">
            <text:p>Trade/Sector (Grades 9 to 12)</text:p>
          </table:table-cell>
          <table:table-cell office:value-type="string">
            <text:p>Iron &amp; Folic Acid Tablets</text:p>
          </table:table-cell>
          <table:table-cell office:value-type="string">
            <text:p>Deworming Tablets</text:p>
          </table:table-cell>
          <table:table-cell office:value-type="string">
            <text:p>Vitamin-A Supplement</text:p>
          </table:table-cell>
          <table:table-cell office:value-type="string">
            <text:p>Mobile Number</text:p>
          </table:table-cell>
          <table:table-cell office:value-type="string">
            <text:p>Email Address</text:p>
          </table:table-cell>
        </table:table-row>
        <table:table-row table:style-name="ro4">
          <table:table-cell table:style-name="ce10" office:value-type="float" office:value="1">
            <text:p>1</text:p>
          </table:table-cell>
          <table:table-cell table:style-name="ce12" office:value-type="string">
            <text:p>GORAV MEENA</text:p>
          </table:table-cell>
          <table:table-cell table:style-name="ce12" office:value-type="string">
            <text:p>RAM RAY MEENA</text:p>
          </table:table-cell>
          <table:table-cell table:style-name="ce12" office:value-type="string">
            <text:p>SANTOSH DEVI</text:p>
          </table:table-cell>
          <table:table-cell table:style-name="ce13" office:value-type="string">
            <text:p>15/01/2013</text:p>
          </table:table-cell>
          <table:table-cell table:style-name="ce12" office:value-type="string">
            <text:p>Boy</text:p>
          </table:table-cell>
          <table:table-cell table:style-name="ce12" office:value-type="string">
            <text:p>ST</text:p>
          </table:table-cell>
          <table:table-cell table:style-name="ce12" office:value-type="string">
            <text:p>Hindu</text:p>
          </table:table-cell>
          <table:table-cell table:style-name="ce12" office:value-type="string">
            <text:p>Hindi</text:p>
          </table:table-cell>
          <table:table-cell table:style-name="ce12" office:value-type="string">
            <text:p>Rural</text:p>
          </table:table-cell>
          <table:table-cell table:style-name="ce12" office:value-type="string">
            <text:p>DANTALI</text:p>
          </table:table-cell>
          <table:table-cell table:style-name="ce14" office:value-type="string">
            <text:p>08/07/2017</text:p>
          </table:table-cell>
          <table:table-cell table:style-name="ce13" office:value-type="float" office:value="311">
            <text:p>311</text:p>
          </table:table-cell>
          <table:table-cell table:number-columns-repeated="3" table:style-name="ce12" office:value-type="string">
            <text:p>No</text:p>
          </table:table-cell>
          <table:table-cell table:style-name="ce12" office:value-type="string">
            <text:p>PP.4+</text:p>
          </table:table-cell>
          <table:table-cell table:style-name="ce12" office:value-type="string">
            <text:p>PP.3+</text:p>
          </table:table-cell>
          <table:table-cell table:style-name="ce12" office:value-type="string">
            <text:p>SAME SCHOOL</text:p>
          </table:table-cell>
          <table:table-cell table:style-name="ce13"/>
          <table:table-cell table:style-name="ce12" office:value-type="string">
            <text:p>English</text:p>
          </table:table-cell>
          <table:table-cell table:number-columns-repeated="2" table:style-name="ce12" office:value-type="string">
            <text:p>Not Applicable</text:p>
          </table:table-cell>
          <table:table-cell table:style-name="ce13" office:value-type="string">
            <text:p>None</text:p>
          </table:table-cell>
          <table:table-cell table:number-columns-repeated="6" table:style-name="ce12" office:value-type="string">
            <text:p>Not Applicable</text:p>
          </table:table-cell>
          <table:table-cell table:number-columns-repeated="2" table:style-name="ce12" office:value-type="string">
            <text:p>Yes</text:p>
          </table:table-cell>
          <table:table-cell table:style-name="ce13"/>
          <table:table-cell table:number-columns-repeated="5" table:style-name="ce12" office:value-type="string">
            <text:p>Not Applicable</text:p>
          </table:table-cell>
          <table:table-cell table:style-name="ce13" office:value-type="float" office:value="8949237017">
            <text:p>8949237017</text:p>
          </table:table-cell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 style:data-style-name="N2" text:time-value="0000-00-00T15:48:43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35:13.53</meta:creation-date>
    <dc:date>2019-09-02T15:49:02.24</dc:date>
    <meta:editing-duration>P0D</meta:editing-duration>
    <meta:editing-cycles>3</meta:editing-cycles>
    <meta:generator>LibreOffice/3.6$Windows_x86 LibreOffice_project/2ef5aff-a6fb0ff-166bdff-cf087ad-0f1389</meta:generator>
    <meta:document-statistic meta:table-count="3" meta:cell-count="2988" meta:object-count="0"/>
  </office:meta>
</office:document-meta>
</file>